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6.071cm"/>
    </style:style>
    <style:style style:name="co5" style:family="table-column">
      <style:table-column-properties fo:break-before="auto" style:column-width="7.3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Sans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6pt" style:language-asian="zh" style:country-asian="CN" style:font-style-asian="normal" style:font-weight-asian="normal" style:font-name-complex="Noto Sans Arabic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/>
    <style:style style:name="ce2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1" table:default-cell-style-name="ce6"/>
        <table:table-column table:style-name="co3" table:default-cell-style-name="ce6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calcext:value-type="string">
            <text:p>Data</text:p>
          </table:table-cell>
          <table:table-cell table:style-name="ce1" office:value-type="string" calcext:value-type="string">
            <text:p>Qnt. ações compradas</text:p>
          </table:table-cell>
          <table:table-cell office:value-type="string" calcext:value-type="string">
            <text:p>Preço / ação</text:p>
          </table:table-cell>
          <table:table-cell table:style-name="ce1" office:value-type="string" calcext:value-type="string">
            <text:p>Rendimento</text:p>
          </table:table-cell>
          <table:table-cell office:value-type="string" calcext:value-type="string">
            <text:p>Dividendos</text:p>
          </table:table-cell>
          <table:table-cell office:value-type="string" calcext:value-type="string">
            <text:p>Ações nom.</text:p>
          </table:table-cell>
          <table:table-cell office:value-type="string" calcext:value-type="string">
            <text:p>Lucro acumulado</text:p>
          </table:table-cell>
          <table:table-cell table:style-name="ce7" office:value-type="string" calcext:value-type="string">
            <text:p>Ações compradas com lucros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1-01" calcext:value-type="date">
            <text:p>01/01/17</text:p>
          </table:table-cell>
          <table:table-cell table:style-name="ce3" table:formula="of:=[$Sheet2.$B1]/[.C3]+([.D3]/[.C3])+[.H2]" office:value-type="float" office:value="3.45812652898005" calcext:value-type="float">
            <text:p>3</text:p>
          </table:table-cell>
          <table:table-cell table:style-name="ce6" office:value-type="float" office:value="96.8" calcext:value-type="float">
            <text:p>96,80</text:p>
          </table:table-cell>
          <table:table-cell table:formula="of:=[.E2]*SUM([.$F$2:.F2])" office:value-type="float" office:value="0" calcext:value-type="float">
            <text:p>0,00</text:p>
          </table:table-cell>
          <table:table-cell/>
          <table:table-cell table:style-name="ce5" office:value-type="float" office:value="2.33697277894107" calcext:value-type="float">
            <text:p>2</text:p>
          </table:table-cell>
          <table:table-cell table:style-name="ce3" table:formula="of:=[.D2]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7"/>
          <table:table-cell/>
          <table:table-cell table:style-name="ce6"/>
          <table:table-cell table:number-columns-repeated="16371"/>
        </table:table-row>
        <table:table-row table:style-name="ro1">
          <table:table-cell table:style-name="ce2" office:value-type="date" office:date-value="2017-02-01" calcext:value-type="date">
            <text:p>01/02/17</text:p>
          </table:table-cell>
          <table:table-cell table:style-name="ce3" table:formula="of:=[$Sheet2.$B2]/[.C4]+([.D4]/[.C4])+[.H3]" office:value-type="float" office:value="3.86797752808989" calcext:value-type="float">
            <text:p>4</text:p>
          </table:table-cell>
          <table:table-cell table:style-name="ce6" office:value-type="float" office:value="106.28" calcext:value-type="float">
            <text:p>106,28</text:p>
          </table:table-cell>
          <table:table-cell table:formula="of:=[.E3]*SUM([.$F$2:.F3])" office:value-type="float" office:value="0" calcext:value-type="float">
            <text:p>0,00</text:p>
          </table:table-cell>
          <table:table-cell/>
          <table:table-cell table:style-name="ce5" office:value-type="float" office:value="2.33903246389937" calcext:value-type="float">
            <text:p>2</text:p>
          </table:table-cell>
          <table:table-cell table:style-name="ce3" table:formula="of:=IF(([.G2]+[.D3])&lt;[.C3];[.G2]+[.D3];[.G2]+[.D3]-(FLOOR([.G2]/[.C3]))*[.C3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3-01" calcext:value-type="date">
            <text:p>01/03/17</text:p>
          </table:table-cell>
          <table:table-cell table:style-name="ce3" table:formula="of:=[$Sheet2.$B3]/[.C5]+([.D5]/[.C5])+[.H4]" office:value-type="float" office:value="4.54475467947888" calcext:value-type="float">
            <text:p>5</text:p>
          </table:table-cell>
          <table:table-cell table:style-name="ce6" office:value-type="float" office:value="97.9" calcext:value-type="float">
            <text:p>97,90</text:p>
          </table:table-cell>
          <table:table-cell table:formula="of:=[.E4]*SUM([.$F$2:.F4])" office:value-type="float" office:value="0" calcext:value-type="float">
            <text:p>0,00</text:p>
          </table:table-cell>
          <table:table-cell/>
          <table:table-cell table:style-name="ce5" office:value-type="float" office:value="2.40535458871419" calcext:value-type="float">
            <text:p>2</text:p>
          </table:table-cell>
          <table:table-cell table:style-name="ce3" table:formula="of:=IF(([.G3]+[.D4])&lt;[.C4];[.G3]+[.D4];[.G3]+[.D4]-(FLOOR([.G3]/[.C4]))*[.C4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4-01" calcext:value-type="date">
            <text:p>01/04/17</text:p>
          </table:table-cell>
          <table:table-cell table:style-name="ce3" table:formula="of:=[$Sheet2.$B4]/[.C6]+([.D6]/[.C6])+[.H5]" office:value-type="float" office:value="4.60013191267094" calcext:value-type="float">
            <text:p>5</text:p>
          </table:table-cell>
          <table:table-cell table:style-name="ce6" office:value-type="float" office:value="82.17" calcext:value-type="float">
            <text:p>82,17</text:p>
          </table:table-cell>
          <table:table-cell table:formula="of:=[.E5]*SUM([.$F$2:.F5])" office:value-type="float" office:value="0" calcext:value-type="float">
            <text:p>0,00</text:p>
          </table:table-cell>
          <table:table-cell/>
          <table:table-cell table:style-name="ce5" office:value-type="float" office:value="3.09667803999818" calcext:value-type="float">
            <text:p>3</text:p>
          </table:table-cell>
          <table:table-cell table:style-name="ce3" table:formula="of:=IF(([.G4]+[.D5])&lt;[.C5];[.G4]+[.D5];[.G4]+[.D5]-(FLOOR([.G4]/[.C5]))*[.C5])" office:value-type="float" office:value="0" calcext:value-type="float">
            <text:p>0</text:p>
          </table:table-cell>
          <table:table-cell table:style-name="ce3" table:formula="of:=FLOOR([.G4]/[.C5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5-01" calcext:value-type="date">
            <text:p>01/05/17</text:p>
          </table:table-cell>
          <table:table-cell table:style-name="ce3" table:formula="of:=[$Sheet2.$B5]/[.C7]+([.D7]/[.C7])+[.H6]" office:value-type="float" office:value="3.88074592617238" calcext:value-type="float">
            <text:p>4</text:p>
          </table:table-cell>
          <table:table-cell table:style-name="ce6" office:value-type="float" office:value="84.31" calcext:value-type="float">
            <text:p>84,31</text:p>
          </table:table-cell>
          <table:table-cell table:formula="of:=[.E6]*SUM([.$F$2:.F6])" office:value-type="float" office:value="16.0576629585612" calcext:value-type="float">
            <text:p>16,06</text:p>
          </table:table-cell>
          <table:table-cell table:style-name="ce15" office:value-type="float" office:value="1.25" calcext:value-type="float">
            <text:p>1,25</text:p>
          </table:table-cell>
          <table:table-cell table:style-name="ce5" office:value-type="float" office:value="2.66809249529615" calcext:value-type="float">
            <text:p>3</text:p>
          </table:table-cell>
          <table:table-cell table:style-name="ce3" table:formula="of:=IF(([.G5]+[.D6])&lt;[.C6];[.G5]+[.D6];[.G5]+[.D6]-(FLOOR([.G5]/[.C6]))*[.C6])" office:value-type="float" office:value="16.0576629585612" calcext:value-type="float">
            <text:p>16</text:p>
          </table:table-cell>
          <table:table-cell table:style-name="ce3" table:formula="of:=FLOOR([.G5]/[.C6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7-06-01" calcext:value-type="date">
            <text:p>01/06/17</text:p>
          </table:table-cell>
          <table:table-cell table:style-name="ce3" table:formula="of:=[$Sheet2.$B6]/[.C8]+([.D8]/[.C8])+[.H7]" office:value-type="float" office:value="3.9462186166845" calcext:value-type="float">
            <text:p>4</text:p>
          </table:table-cell>
          <table:table-cell table:style-name="ce6" office:value-type="float" office:value="90.73" calcext:value-type="float">
            <text:p>90,73</text:p>
          </table:table-cell>
          <table:table-cell table:formula="of:=[.E7]*SUM([.$F$2:.F7])" office:value-type="float" office:value="0" calcext:value-type="float">
            <text:p>0,00</text:p>
          </table:table-cell>
          <table:table-cell/>
          <table:table-cell table:style-name="ce5" office:value-type="float" office:value="2.5900825531832" calcext:value-type="float">
            <text:p>3</text:p>
          </table:table-cell>
          <table:table-cell table:style-name="ce3" table:formula="of:=IF(([.G6]+[.D7])&lt;[.C7];[.G6]+[.D7];[.G6]+[.D7]-(FLOOR([.G6]/[.C7]))*[.C7])" office:value-type="float" office:value="16.0576629585612" calcext:value-type="float">
            <text:p>16</text:p>
          </table:table-cell>
          <table:table-cell table:style-name="ce3" table:formula="of:=FLOOR([.G6]/[.C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07-01" calcext:value-type="date">
            <text:p>01/07/17</text:p>
          </table:table-cell>
          <table:table-cell table:style-name="ce3" table:formula="of:=[$Sheet2.$B7]/[.C9]+([.D9]/[.C9])+[.H8]" office:value-type="float" office:value="3.58698280418818" calcext:value-type="float">
            <text:p>4</text:p>
          </table:table-cell>
          <table:table-cell table:style-name="ce6" office:value-type="float" office:value="85.74" calcext:value-type="float">
            <text:p>85,74</text:p>
          </table:table-cell>
          <table:table-cell table:formula="of:=[.E8]*SUM([.$F$2:.F8])" office:value-type="float" office:value="0" calcext:value-type="float">
            <text:p>0,00</text:p>
          </table:table-cell>
          <table:table-cell/>
          <table:table-cell table:style-name="ce5" office:value-type="float" office:value="2.81161082807562" calcext:value-type="float">
            <text:p>3</text:p>
          </table:table-cell>
          <table:table-cell table:style-name="ce3" table:formula="of:=IF(([.G7]+[.D8])&lt;[.C8];[.G7]+[.D8];[.G7]+[.D8]-(FLOOR([.G7]/[.C8]))*[.C8])" office:value-type="float" office:value="16.0576629585612" calcext:value-type="float">
            <text:p>16</text:p>
          </table:table-cell>
          <table:table-cell table:style-name="ce3" table:formula="of:=FLOOR([.G7]/[.C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08-01" calcext:value-type="date">
            <text:p>01/08/17</text:p>
          </table:table-cell>
          <table:table-cell table:style-name="ce3" table:formula="of:=[$Sheet2.$B8]/[.C10]+([.D10]/[.C10])+[.H9]" office:value-type="float" office:value="3.51398178941993" calcext:value-type="float">
            <text:p>4</text:p>
          </table:table-cell>
          <table:table-cell table:style-name="ce6" office:value-type="float" office:value="94.18" calcext:value-type="float">
            <text:p>94,18</text:p>
          </table:table-cell>
          <table:table-cell table:formula="of:=[.E9]*SUM([.$F$2:.F9])" office:value-type="float" office:value="0" calcext:value-type="float">
            <text:p>0,00</text:p>
          </table:table-cell>
          <table:table-cell/>
          <table:table-cell table:style-name="ce5" office:value-type="float" office:value="2.90565568445044" calcext:value-type="float">
            <text:p>3</text:p>
          </table:table-cell>
          <table:table-cell table:style-name="ce3" table:formula="of:=IF(([.G8]+[.D9])&lt;[.C9];[.G8]+[.D9];[.G8]+[.D9]-(FLOOR([.G8]/[.C9]))*[.C9])" office:value-type="float" office:value="16.0576629585612" calcext:value-type="float">
            <text:p>16</text:p>
          </table:table-cell>
          <table:table-cell table:style-name="ce3" table:formula="of:=FLOOR([.G8]/[.C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09-01" calcext:value-type="date">
            <text:p>01/09/17</text:p>
          </table:table-cell>
          <table:table-cell table:style-name="ce3" table:formula="of:=[$Sheet2.$B9]/[.C11]+([.D11]/[.C11])+[.H10]" office:value-type="float" office:value="3.33433566801531" calcext:value-type="float">
            <text:p>3</text:p>
          </table:table-cell>
          <table:table-cell table:style-name="ce6" office:value-type="float" office:value="95.575" calcext:value-type="float">
            <text:p>95,58</text:p>
          </table:table-cell>
          <table:table-cell table:formula="of:=[.E10]*SUM([.$F$2:.F10])" office:value-type="float" office:value="0" calcext:value-type="float">
            <text:p>0,00</text:p>
          </table:table-cell>
          <table:table-cell/>
          <table:table-cell table:style-name="ce5" office:value-type="float" office:value="4.88483052916673" calcext:value-type="float">
            <text:p>5</text:p>
          </table:table-cell>
          <table:table-cell table:style-name="ce3" table:formula="of:=IF(([.G9]+[.D10])&lt;[.C10];[.G9]+[.D10];[.G9]+[.D10]-(FLOOR([.G9]/[.C10]))*[.C10])" office:value-type="float" office:value="16.0576629585612" calcext:value-type="float">
            <text:p>16</text:p>
          </table:table-cell>
          <table:table-cell table:style-name="ce3" table:formula="of:=FLOOR([.G9]/[.C1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10-01" calcext:value-type="date">
            <text:p>01/10/17</text:p>
          </table:table-cell>
          <table:table-cell table:style-name="ce3" table:formula="of:=[$Sheet2.$B10]/[.C12]+([.D12]/[.C12])+[.H11]" office:value-type="float" office:value="3.32756404760997" calcext:value-type="float">
            <text:p>3</text:p>
          </table:table-cell>
          <table:table-cell table:style-name="ce6" office:value-type="float" office:value="100.548" calcext:value-type="float">
            <text:p>100,55</text:p>
          </table:table-cell>
          <table:table-cell table:formula="of:=[.E11]*SUM([.$F$2:.F11])" office:value-type="float" office:value="0" calcext:value-type="float">
            <text:p>0,00</text:p>
          </table:table-cell>
          <table:table-cell/>
          <table:table-cell table:style-name="ce5" office:value-type="float" office:value="2.66220211821839" calcext:value-type="float">
            <text:p>3</text:p>
          </table:table-cell>
          <table:table-cell table:style-name="ce3" table:formula="of:=IF(([.G10]+[.D11])&lt;[.C11];[.G10]+[.D11];[.G10]+[.D11]-(FLOOR([.G10]/[.C11]))*[.C11])" office:value-type="float" office:value="16.0576629585612" calcext:value-type="float">
            <text:p>16</text:p>
          </table:table-cell>
          <table:table-cell table:style-name="ce3" table:formula="of:=FLOOR([.G10]/[.C1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11-01" calcext:value-type="date">
            <text:p>01/11/17</text:p>
          </table:table-cell>
          <table:table-cell table:style-name="ce3" table:formula="of:=[$Sheet2.$B11]/[.C13]+([.D13]/[.C13])+[.H12]" office:value-type="float" office:value="2.93688361063273" calcext:value-type="float">
            <text:p>3</text:p>
          </table:table-cell>
          <table:table-cell table:style-name="ce6" office:value-type="float" office:value="100.229" calcext:value-type="float">
            <text:p>100,23</text:p>
          </table:table-cell>
          <table:table-cell table:formula="of:=[.E12]*SUM([.$F$2:.F12])" office:value-type="float" office:value="0" calcext:value-type="float">
            <text:p>0,00</text:p>
          </table:table-cell>
          <table:table-cell/>
          <table:table-cell table:style-name="ce5" office:value-type="float" office:value="2.59991580432659" calcext:value-type="float">
            <text:p>3</text:p>
          </table:table-cell>
          <table:table-cell table:style-name="ce3" table:formula="of:=IF(([.G11]+[.D12])&lt;[.C12];[.G11]+[.D12];[.G11]+[.D12]-(FLOOR([.G11]/[.C12]))*[.C12])" office:value-type="float" office:value="16.0576629585612" calcext:value-type="float">
            <text:p>16</text:p>
          </table:table-cell>
          <table:table-cell table:style-name="ce3" table:formula="of:=FLOOR([.G11]/[.C1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7-12-01" calcext:value-type="date">
            <text:p>01/12/17</text:p>
          </table:table-cell>
          <table:table-cell table:style-name="ce3" table:formula="of:=[$Sheet2.$B12]/[.C14]+([.D14]/[.C14])+[.H13]" office:value-type="float" office:value="2.61450921711972" calcext:value-type="float">
            <text:p>3</text:p>
          </table:table-cell>
          <table:table-cell table:style-name="ce6" office:value-type="float" office:value="111.169" calcext:value-type="float">
            <text:p>111,17</text:p>
          </table:table-cell>
          <table:table-cell table:formula="of:=[.E13]*SUM([.$F$2:.F13])" office:value-type="float" office:value="0" calcext:value-type="float">
            <text:p>0,00</text:p>
          </table:table-cell>
          <table:table-cell/>
          <table:table-cell table:style-name="ce5" office:value-type="float" office:value="2.57463718727684" calcext:value-type="float">
            <text:p>3</text:p>
          </table:table-cell>
          <table:table-cell table:style-name="ce3" table:formula="of:=IF(([.G12]+[.D13])&lt;[.C13];[.G12]+[.D13];[.G12]+[.D13]-(FLOOR([.G12]/[.C13]))*[.C13])" office:value-type="float" office:value="16.0576629585612" calcext:value-type="float">
            <text:p>16</text:p>
          </table:table-cell>
          <table:table-cell table:style-name="ce3" table:formula="of:=FLOOR([.G12]/[.C1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8-01-01" calcext:value-type="date">
            <text:p>01/01/18</text:p>
          </table:table-cell>
          <table:table-cell table:style-name="ce3" table:formula="of:=[$Sheet2.$B13]/[.C15]+([.D15]/[.C15])+[.H14]" office:value-type="float" office:value="2.8131043414982" calcext:value-type="float">
            <text:p>3</text:p>
          </table:table-cell>
          <table:table-cell table:style-name="ce6" office:value-type="float" office:value="122.686" calcext:value-type="float">
            <text:p>122,69</text:p>
          </table:table-cell>
          <table:table-cell table:formula="of:=[.E14]*SUM([.$F$2:.F14])" office:value-type="float" office:value="0" calcext:value-type="float">
            <text:p>0,00</text:p>
          </table:table-cell>
          <table:table-cell/>
          <table:table-cell table:style-name="ce5" office:value-type="float" office:value="2.49828767362849" calcext:value-type="float">
            <text:p>2</text:p>
          </table:table-cell>
          <table:table-cell table:style-name="ce3" table:formula="of:=IF(([.G13]+[.D14])&lt;[.C14];[.G13]+[.D14];[.G13]+[.D14]-(FLOOR([.G13]/[.C14]))*[.C14])" office:value-type="float" office:value="16.0576629585612" calcext:value-type="float">
            <text:p>16</text:p>
          </table:table-cell>
          <table:table-cell table:style-name="ce3" table:formula="of:=FLOOR([.G13]/[.C14])" office:value-type="float" office:value="0" calcext:value-type="float">
            <text:p>0</text:p>
          </table:table-cell>
          <table:table-cell table:style-name="ce17"/>
          <table:table-cell/>
          <table:table-cell table:style-name="ce15"/>
          <table:table-cell table:style-name="ce23"/>
          <table:table-cell table:number-columns-repeated="16372"/>
        </table:table-row>
        <table:table-row table:style-name="ro1">
          <table:table-cell table:style-name="ce2" office:value-type="date" office:date-value="2018-02-01" calcext:value-type="date">
            <text:p>01/02/18</text:p>
          </table:table-cell>
          <table:table-cell table:style-name="ce3" table:formula="of:=[$Sheet2.$B14]/[.C16]+([.D16]/[.C16])+[.H15]" office:value-type="float" office:value="2.49503790481845" calcext:value-type="float">
            <text:p>2</text:p>
          </table:table-cell>
          <table:table-cell table:style-name="ce6" office:value-type="float" office:value="113.496" calcext:value-type="float">
            <text:p>113,50</text:p>
          </table:table-cell>
          <table:table-cell table:formula="of:=[.E15]*SUM([.$F$2:.F15])" office:value-type="float" office:value="0" calcext:value-type="float">
            <text:p>0,00</text:p>
          </table:table-cell>
          <table:table-cell/>
          <table:table-cell table:style-name="ce5" office:value-type="float" office:value="2.59694715357972" calcext:value-type="float">
            <text:p>3</text:p>
          </table:table-cell>
          <table:table-cell table:style-name="ce3" table:formula="of:=IF(([.G14]+[.D15])&lt;[.C15];[.G14]+[.D15];[.G14]+[.D15]-(FLOOR([.G14]/[.C15]))*[.C15])" office:value-type="float" office:value="16.0576629585612" calcext:value-type="float">
            <text:p>16</text:p>
          </table:table-cell>
          <table:table-cell table:style-name="ce3" table:formula="of:=FLOOR([.G14]/[.C15])" office:value-type="float" office:value="0" calcext:value-type="float">
            <text:p>0</text:p>
          </table:table-cell>
          <table:table-cell table:style-name="ce17"/>
          <table:table-cell/>
          <table:table-cell table:style-name="ce15"/>
          <table:table-cell table:style-name="ce23"/>
          <table:table-cell table:number-columns-repeated="16372"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table:style-name="ce3" table:formula="of:=[$Sheet2.$B15]/[.C17]+([.D17]/[.C17])+[.H16]" office:value-type="float" office:value="2.69078387066157" calcext:value-type="float">
            <text:p>3</text:p>
          </table:table-cell>
          <table:table-cell table:style-name="ce6" office:value-type="float" office:value="125.252" calcext:value-type="float">
            <text:p>125,25</text:p>
          </table:table-cell>
          <table:table-cell table:formula="of:=[.E16]*SUM([.$F$2:.F16])" office:value-type="float" office:value="0" calcext:value-type="float">
            <text:p>0,00</text:p>
          </table:table-cell>
          <table:table-cell/>
          <table:table-cell table:style-name="ce5" office:value-type="float" office:value="2.60205899887758" calcext:value-type="float">
            <text:p>3</text:p>
          </table:table-cell>
          <table:table-cell table:style-name="ce3" table:formula="of:=IF(([.G15]+[.D16])&lt;[.C16];[.G15]+[.D16];[.G15]+[.D16]-(FLOOR([.G15]/[.C16]))*[.C16])" office:value-type="float" office:value="16.0576629585612" calcext:value-type="float">
            <text:p>16</text:p>
          </table:table-cell>
          <table:table-cell table:style-name="ce3" table:formula="of:=FLOOR([.G15]/[.C16])" office:value-type="float" office:value="0" calcext:value-type="float">
            <text:p>0</text:p>
          </table:table-cell>
          <table:table-cell table:style-name="ce19"/>
          <table:table-cell/>
          <table:table-cell table:style-name="ce15"/>
          <table:table-cell table:style-name="ce23"/>
          <table:table-cell table:number-columns-repeated="16372"/>
        </table:table-row>
        <table:table-row table:style-name="ro1">
          <table:table-cell table:style-name="ce2" office:value-type="date" office:date-value="2018-04-01" calcext:value-type="date">
            <text:p>01/04/18</text:p>
          </table:table-cell>
          <table:table-cell table:style-name="ce3" table:formula="of:=[$Sheet2.$B16]/[.C18]+([.D18]/[.C18])+[.H17]" office:value-type="float" office:value="2.88054001096322" calcext:value-type="float">
            <text:p>3</text:p>
          </table:table-cell>
          <table:table-cell table:style-name="ce6" office:value-type="float" office:value="114.869" calcext:value-type="float">
            <text:p>114,87</text:p>
          </table:table-cell>
          <table:table-cell table:formula="of:=[.E17]*SUM([.$F$2:.F17])" office:value-type="float" office:value="0" calcext:value-type="float">
            <text:p>0,00</text:p>
          </table:table-cell>
          <table:table-cell/>
          <table:table-cell table:style-name="ce5" office:value-type="float" office:value="4.95953181062545" calcext:value-type="float">
            <text:p>5</text:p>
          </table:table-cell>
          <table:table-cell table:style-name="ce3" table:formula="of:=IF(([.G16]+[.D17])&lt;[.C17];[.G16]+[.D17];[.G16]+[.D17]-(FLOOR([.G16]/[.C17]))*[.C17])" office:value-type="float" office:value="16.0576629585612" calcext:value-type="float">
            <text:p>16</text:p>
          </table:table-cell>
          <table:table-cell table:style-name="ce3" table:formula="of:=FLOOR([.G16]/[.C17])" office:value-type="float" office:value="0" calcext:value-type="float">
            <text:p>0</text:p>
          </table:table-cell>
          <table:table-cell table:style-name="ce17"/>
          <table:table-cell/>
          <table:table-cell table:style-name="ce15"/>
          <table:table-cell table:style-name="ce23"/>
          <table:table-cell table:number-columns-repeated="16372"/>
        </table:table-row>
        <table:table-row table:style-name="ro1">
          <table:table-cell table:style-name="ce2" office:value-type="date" office:date-value="2018-05-01" calcext:value-type="date">
            <text:p>01/05/18</text:p>
          </table:table-cell>
          <table:table-cell table:style-name="ce3" table:formula="of:=[$Sheet2.$B17]/[.C19]+([.D19]/[.C19])+[.H18]" office:value-type="float" office:value="2.39343637702905" calcext:value-type="float">
            <text:p>2</text:p>
          </table:table-cell>
          <table:table-cell table:style-name="ce6" office:value-type="float" office:value="127.5" calcext:value-type="float">
            <text:p>127,50</text:p>
          </table:table-cell>
          <table:table-cell table:formula="of:=[.E18]*SUM([.$F$2:.F18])" office:value-type="float" office:value="68.6786754447311" calcext:value-type="float">
            <text:p>68,68</text:p>
          </table:table-cell>
          <table:table-cell table:style-name="ce15" office:value-type="float" office:value="1.4" calcext:value-type="float">
            <text:p>1,40</text:p>
          </table:table-cell>
          <table:table-cell table:style-name="ce5" office:value-type="float" office:value="2.52430603797849" calcext:value-type="float">
            <text:p>3</text:p>
          </table:table-cell>
          <table:table-cell table:style-name="ce3" table:formula="of:=IF(([.G17]+[.D18])&lt;[.C18];[.G17]+[.D18];[.G17]+[.D18]-(FLOOR([.G17]/[.C18]))*[.C18])" office:value-type="float" office:value="84.7363384032923" calcext:value-type="float">
            <text:p>85</text:p>
          </table:table-cell>
          <table:table-cell table:style-name="ce3" table:formula="of:=FLOOR([.G17]/[.C18])" office:value-type="float" office:value="0" calcext:value-type="float">
            <text:p>0</text:p>
          </table:table-cell>
          <table:table-cell table:style-name="ce17"/>
          <table:table-cell/>
          <table:table-cell table:style-name="ce15"/>
          <table:table-cell table:style-name="ce23"/>
          <table:table-cell table:number-columns-repeated="16372"/>
        </table:table-row>
        <table:table-row table:style-name="ro1">
          <table:table-cell table:style-name="ce2" office:value-type="date" office:date-value="2018-06-01" calcext:value-type="date">
            <text:p>01/06/18</text:p>
          </table:table-cell>
          <table:table-cell table:style-name="ce3" table:formula="of:=[$Sheet2.$B18]/[.C20]+([.D20]/[.C20])+[.H19]" office:value-type="float" office:value="2.39705059605154" calcext:value-type="float">
            <text:p>2</text:p>
          </table:table-cell>
          <table:table-cell table:style-name="ce6" office:value-type="float" office:value="121.333" calcext:value-type="float">
            <text:p>121,33</text:p>
          </table:table-cell>
          <table:table-cell table:formula="of:=[.E19]*SUM([.$F$2:.F19])" office:value-type="float" office:value="0" calcext:value-type="float">
            <text:p>0,00</text:p>
          </table:table-cell>
          <table:table-cell/>
          <table:table-cell table:style-name="ce5" office:value-type="float" office:value="2.51033454525591" calcext:value-type="float">
            <text:p>3</text:p>
          </table:table-cell>
          <table:table-cell table:style-name="ce3" table:formula="of:=IF(([.G18]+[.D19])&lt;[.C19];[.G18]+[.D19];[.G18]+[.D19]-(FLOOR([.G18]/[.C19]))*[.C19])" office:value-type="float" office:value="84.7363384032923" calcext:value-type="float">
            <text:p>85</text:p>
          </table:table-cell>
          <table:table-cell table:style-name="ce3" table:formula="of:=FLOOR([.G18]/[.C19])" office:value-type="float" office:value="0" calcext:value-type="float">
            <text:p>0</text:p>
          </table:table-cell>
          <table:table-cell table:style-name="ce17"/>
          <table:table-cell/>
          <table:table-cell table:style-name="ce15"/>
          <table:table-cell table:style-name="ce23"/>
          <table:table-cell table:number-columns-repeated="16372"/>
        </table:table-row>
        <table:table-row table:style-name="ro1">
          <table:table-cell table:style-name="ce2" office:value-type="date" office:date-value="2018-07-01" calcext:value-type="date">
            <text:p>01/07/18</text:p>
          </table:table-cell>
          <table:table-cell table:style-name="ce3" table:formula="of:=[$Sheet2.$B19]/[.C21]+([.D21]/[.C21])+[.H20]" office:value-type="float" office:value="2.45343031371179" calcext:value-type="float">
            <text:p>2</text:p>
          </table:table-cell>
          <table:table-cell table:style-name="ce6" office:value-type="float" office:value="118.429" calcext:value-type="float">
            <text:p>118,43</text:p>
          </table:table-cell>
          <table:table-cell table:formula="of:=[.E20]*SUM([.$F$2:.F20])" office:value-type="float" office:value="0" calcext:value-type="float">
            <text:p>0,00</text:p>
          </table:table-cell>
          <table:table-cell/>
          <table:table-cell table:style-name="ce5" office:value-type="float" office:value="2.3603873376738" calcext:value-type="float">
            <text:p>2</text:p>
          </table:table-cell>
          <table:table-cell table:style-name="ce3" table:formula="of:=IF(([.G19]+[.D20])&lt;[.C20];[.G19]+[.D20];[.G19]+[.D20]-(FLOOR([.G19]/[.C20]))*[.C20])" office:value-type="float" office:value="84.7363384032923" calcext:value-type="float">
            <text:p>85</text:p>
          </table:table-cell>
          <table:table-cell table:style-name="ce3" table:formula="of:=FLOOR([.G19]/[.C2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8-08-01" calcext:value-type="date">
            <text:p>01/08/18</text:p>
          </table:table-cell>
          <table:table-cell table:style-name="ce3" table:formula="of:=[$Sheet2.$B20]/[.C22]+([.D22]/[.C22])+[.H21]" office:value-type="float" office:value="2.37309521190311" calcext:value-type="float">
            <text:p>2</text:p>
          </table:table-cell>
          <table:table-cell table:style-name="ce6" office:value-type="float" office:value="113.775" calcext:value-type="float">
            <text:p>113,78</text:p>
          </table:table-cell>
          <table:table-cell table:formula="of:=[.E21]*SUM([.$F$2:.F21])" office:value-type="float" office:value="0" calcext:value-type="float">
            <text:p>0,00</text:p>
          </table:table-cell>
          <table:table-cell/>
          <table:table-cell table:style-name="ce5" office:value-type="float" office:value="2.28118882421871" calcext:value-type="float">
            <text:p>2</text:p>
          </table:table-cell>
          <table:table-cell table:style-name="ce3" table:formula="of:=IF(([.G20]+[.D21])&lt;[.C21];[.G20]+[.D21];[.G20]+[.D21]-(FLOOR([.G20]/[.C21]))*[.C21])" office:value-type="float" office:value="84.7363384032923" calcext:value-type="float">
            <text:p>85</text:p>
          </table:table-cell>
          <table:table-cell table:style-name="ce3" table:formula="of:=FLOOR([.G20]/[.C2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8-09-01" calcext:value-type="date">
            <text:p>01/09/18</text:p>
          </table:table-cell>
          <table:table-cell table:style-name="ce3" table:formula="of:=[$Sheet2.$B21]/[.C23]+([.D23]/[.C23])+[.H22]" office:value-type="float" office:value="2.49368521873353" calcext:value-type="float">
            <text:p>2</text:p>
          </table:table-cell>
          <table:table-cell table:style-name="ce6" office:value-type="float" office:value="116.162" calcext:value-type="float">
            <text:p>116,16</text:p>
          </table:table-cell>
          <table:table-cell table:formula="of:=[.E22]*SUM([.$F$2:.F22])" office:value-type="float" office:value="0" calcext:value-type="float">
            <text:p>0,00</text:p>
          </table:table-cell>
          <table:table-cell/>
          <table:table-cell table:style-name="ce5" office:value-type="float" office:value="6.21625876925283" calcext:value-type="float">
            <text:p>6</text:p>
          </table:table-cell>
          <table:table-cell table:style-name="ce3" table:formula="of:=IF(([.G21]+[.D22])&lt;[.C22];[.G21]+[.D22];[.G21]+[.D22]-(FLOOR([.G21]/[.C22]))*[.C22])" office:value-type="float" office:value="84.7363384032923" calcext:value-type="float">
            <text:p>85</text:p>
          </table:table-cell>
          <table:table-cell table:style-name="ce3" table:formula="of:=FLOOR([.G21]/[.C2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8-10-01" calcext:value-type="date">
            <text:p>01/10/18</text:p>
          </table:table-cell>
          <table:table-cell table:style-name="ce3" table:formula="of:=[$Sheet2.$B22]/[.C24]+([.D24]/[.C24])+[.H23]" office:value-type="float" office:value="2.81498376638503" calcext:value-type="float">
            <text:p>3</text:p>
          </table:table-cell>
          <table:table-cell table:style-name="ce6" office:value-type="float" office:value="104.386" calcext:value-type="float">
            <text:p>104,39</text:p>
          </table:table-cell>
          <table:table-cell table:formula="of:=[.E23]*SUM([.$F$2:.F23])" office:value-type="float" office:value="0" calcext:value-type="float">
            <text:p>0,00</text:p>
          </table:table-cell>
          <table:table-cell/>
          <table:table-cell table:style-name="ce5" office:value-type="float" office:value="3.01347723450542" calcext:value-type="float">
            <text:p>3</text:p>
          </table:table-cell>
          <table:table-cell table:style-name="ce3" table:formula="of:=IF(([.G22]+[.D23])&lt;[.C23];[.G22]+[.D23];[.G22]+[.D23]-(FLOOR([.G22]/[.C23]))*[.C23])" office:value-type="float" office:value="84.7363384032923" calcext:value-type="float">
            <text:p>85</text:p>
          </table:table-cell>
          <table:table-cell table:style-name="ce3" table:formula="of:=FLOOR([.G22]/[.C2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8-11-01" calcext:value-type="date">
            <text:p>01/11/18</text:p>
          </table:table-cell>
          <table:table-cell table:style-name="ce3" table:formula="of:=[$Sheet2.$B23]/[.C25]+([.D25]/[.C25])+[.H24]" office:value-type="float" office:value="2.75283353771969" calcext:value-type="float">
            <text:p>3</text:p>
          </table:table-cell>
          <table:table-cell table:style-name="ce6" office:value-type="float" office:value="102.755" calcext:value-type="float">
            <text:p>102,76</text:p>
          </table:table-cell>
          <table:table-cell table:formula="of:=[.E24]*SUM([.$F$2:.F24])" office:value-type="float" office:value="0" calcext:value-type="float">
            <text:p>0,00</text:p>
          </table:table-cell>
          <table:table-cell/>
          <table:table-cell table:style-name="ce5" office:value-type="float" office:value="2.74754501357947" calcext:value-type="float">
            <text:p>3</text:p>
          </table:table-cell>
          <table:table-cell table:style-name="ce3" table:formula="of:=IF(([.G23]+[.D24])&lt;[.C24];[.G23]+[.D24];[.G23]+[.D24]-(FLOOR([.G23]/[.C24]))*[.C24])" office:value-type="float" office:value="84.7363384032923" calcext:value-type="float">
            <text:p>85</text:p>
          </table:table-cell>
          <table:table-cell table:style-name="ce3" table:formula="of:=FLOOR([.G23]/[.C24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8-12-01" calcext:value-type="date">
            <text:p>01/12/18</text:p>
          </table:table-cell>
          <table:table-cell table:style-name="ce3" table:formula="of:=[$Sheet2.$B24]/[.C26]+([.D26]/[.C26])+[.H25]" office:value-type="float" office:value="2.63404583821465" calcext:value-type="float">
            <text:p>3</text:p>
          </table:table-cell>
          <table:table-cell table:style-name="ce6" office:value-type="float" office:value="105.421" calcext:value-type="float">
            <text:p>105,42</text:p>
          </table:table-cell>
          <table:table-cell table:formula="of:=[.E25]*SUM([.$F$2:.F25])" office:value-type="float" office:value="0" calcext:value-type="float">
            <text:p>0,00</text:p>
          </table:table-cell>
          <table:table-cell/>
          <table:table-cell table:style-name="ce5" office:value-type="float" office:value="3.0111687863689" calcext:value-type="float">
            <text:p>3</text:p>
          </table:table-cell>
          <table:table-cell table:style-name="ce3" table:formula="of:=IF(([.G24]+[.D25])&lt;[.C25];[.G24]+[.D25];[.G24]+[.D25]-(FLOOR([.G24]/[.C25]))*[.C25])" office:value-type="float" office:value="84.7363384032923" calcext:value-type="float">
            <text:p>85</text:p>
          </table:table-cell>
          <table:table-cell table:style-name="ce3" table:formula="of:=FLOOR([.G24]/[.C2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9-01-01" calcext:value-type="date">
            <text:p>01/01/19</text:p>
          </table:table-cell>
          <table:table-cell table:style-name="ce3" table:formula="of:=[$Sheet2.$B25]/[.C27]+([.D27]/[.C27])+[.H26]" office:value-type="float" office:value="2.87369815186662" calcext:value-type="float">
            <text:p>3</text:p>
          </table:table-cell>
          <table:table-cell table:style-name="ce6" office:value-type="float" office:value="107.509" calcext:value-type="float">
            <text:p>107,51</text:p>
          </table:table-cell>
          <table:table-cell table:formula="of:=[.E26]*SUM([.$F$2:.F26])" office:value-type="float" office:value="0" calcext:value-type="float">
            <text:p>0,00</text:p>
          </table:table-cell>
          <table:table-cell/>
          <table:table-cell table:style-name="ce5" office:value-type="float" office:value="2.59249611332983" calcext:value-type="float">
            <text:p>3</text:p>
          </table:table-cell>
          <table:table-cell table:style-name="ce3" table:formula="of:=IF(([.G25]+[.D26])&lt;[.C26];[.G25]+[.D26];[.G25]+[.D26]-(FLOOR([.G25]/[.C26]))*[.C26])" office:value-type="float" office:value="84.7363384032923" calcext:value-type="float">
            <text:p>85</text:p>
          </table:table-cell>
          <table:table-cell table:style-name="ce3" table:formula="of:=FLOOR([.G25]/[.C26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9-02-01" calcext:value-type="date">
            <text:p>01/02/19</text:p>
          </table:table-cell>
          <table:table-cell table:style-name="ce3" table:formula="of:=[$Sheet2.$B26]/[.C28]+([.D28]/[.C28])+[.H27]" office:value-type="float" office:value="3.2282887950929" calcext:value-type="float">
            <text:p>3</text:p>
          </table:table-cell>
          <table:table-cell table:style-name="ce6" office:value-type="float" office:value="101.84" calcext:value-type="float">
            <text:p>101,84</text:p>
          </table:table-cell>
          <table:table-cell table:formula="of:=[.E27]*SUM([.$F$2:.F27])" office:value-type="float" office:value="0" calcext:value-type="float">
            <text:p>0,00</text:p>
          </table:table-cell>
          <table:table-cell/>
          <table:table-cell table:style-name="ce5" office:value-type="float" office:value="2.52533823370167" calcext:value-type="float">
            <text:p>3</text:p>
          </table:table-cell>
          <table:table-cell table:style-name="ce3" table:formula="of:=IF(([.G26]+[.D27])&lt;[.C27];[.G26]+[.D27];[.G26]+[.D27]-(FLOOR([.G26]/[.C27]))*[.C27])" office:value-type="float" office:value="84.7363384032923" calcext:value-type="float">
            <text:p>85</text:p>
          </table:table-cell>
          <table:table-cell table:style-name="ce3" table:formula="of:=FLOOR([.G26]/[.C2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9-03-01" calcext:value-type="date">
            <text:p>01/03/19</text:p>
          </table:table-cell>
          <table:table-cell table:style-name="ce3" table:formula="of:=[$Sheet2.$B27]/[.C29]+([.D29]/[.C29])+[.H28]" office:value-type="float" office:value="2.14941111392254" calcext:value-type="float">
            <text:p>2</text:p>
          </table:table-cell>
          <table:table-cell table:style-name="ce6" office:value-type="float" office:value="91.696" calcext:value-type="float">
            <text:p>91,70</text:p>
          </table:table-cell>
          <table:table-cell table:formula="of:=[.E28]*SUM([.$F$2:.F28])" office:value-type="float" office:value="0" calcext:value-type="float">
            <text:p>0,00</text:p>
          </table:table-cell>
          <table:table-cell/>
          <table:table-cell table:style-name="ce5" office:value-type="float" office:value="2.40197769235278" calcext:value-type="float">
            <text:p>2</text:p>
          </table:table-cell>
          <table:table-cell table:style-name="ce3" table:formula="of:=IF(([.G27]+[.D28])&lt;[.C28];[.G27]+[.D28];[.G27]+[.D28]-(FLOOR([.G27]/[.C28]))*[.C28])" office:value-type="float" office:value="84.7363384032923" calcext:value-type="float">
            <text:p>85</text:p>
          </table:table-cell>
          <table:table-cell table:style-name="ce3" table:formula="of:=FLOOR([.G27]/[.C2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9-04-01" calcext:value-type="date">
            <text:p>01/04/19</text:p>
          </table:table-cell>
          <table:table-cell table:style-name="ce3" table:formula="of:=[$Sheet2.$B28]/[.C30]+([.D30]/[.C30])+[.H29]" office:value-type="float" office:value="2.98269308047632" calcext:value-type="float">
            <text:p>3</text:p>
          </table:table-cell>
          <table:table-cell table:style-name="ce6" office:value-type="float" office:value="133.705" calcext:value-type="float">
            <text:p>133,71</text:p>
          </table:table-cell>
          <table:table-cell table:formula="of:=[.E29]*SUM([.$F$2:.F29])" office:value-type="float" office:value="0" calcext:value-type="float">
            <text:p>0,00</text:p>
          </table:table-cell>
          <table:table-cell/>
          <table:table-cell table:style-name="ce5" office:value-type="float" office:value="4.66199493864298" calcext:value-type="float">
            <text:p>5</text:p>
          </table:table-cell>
          <table:table-cell table:style-name="ce3" table:formula="of:=IF(([.G28]+[.D29])&lt;[.C29];[.G28]+[.D29];[.G28]+[.D29]-(FLOOR([.G28]/[.C29]))*[.C29])" office:value-type="float" office:value="84.7363384032923" calcext:value-type="float">
            <text:p>85</text:p>
          </table:table-cell>
          <table:table-cell table:style-name="ce3" table:formula="of:=FLOOR([.G28]/[.C2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9-05-01" calcext:value-type="date">
            <text:p>01/05/19</text:p>
          </table:table-cell>
          <table:table-cell table:style-name="ce3" table:formula="of:=[$Sheet2.$B29]/[.C31]+([.D31]/[.C31])+[.H30]" office:value-type="float" office:value="2.08681476775905" calcext:value-type="float">
            <text:p>2</text:p>
          </table:table-cell>
          <table:table-cell table:style-name="ce6" office:value-type="float" office:value="138.877" calcext:value-type="float">
            <text:p>138,88</text:p>
          </table:table-cell>
          <table:table-cell table:formula="of:=[.E30]*SUM([.$F$2:.F30])" office:value-type="float" office:value="128.928748988593" calcext:value-type="float">
            <text:p>128,93</text:p>
          </table:table-cell>
          <table:table-cell table:style-name="ce15" office:value-type="float" office:value="1.5" calcext:value-type="float">
            <text:p>1,50</text:p>
          </table:table-cell>
          <table:table-cell table:style-name="ce5" office:value-type="float" office:value="2.57413509060956" calcext:value-type="float">
            <text:p>3</text:p>
          </table:table-cell>
          <table:table-cell table:style-name="ce3" table:formula="of:=IF(([.G29]+[.D30])&lt;[.C30];[.G29]+[.D30];[.G29]+[.D30]-(FLOOR([.G29]/[.C30]))*[.C30])" office:value-type="float" office:value="213.665087391885" calcext:value-type="float">
            <text:p>214</text:p>
          </table:table-cell>
          <table:table-cell table:style-name="ce3" table:formula="of:=FLOOR([.G29]/[.C3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9-06-01" calcext:value-type="date">
            <text:p>01/06/19</text:p>
          </table:table-cell>
          <table:table-cell table:style-name="ce3" table:formula="of:=[$Sheet2.$B30]/[.C32]+([.D32]/[.C32])+[.H31]" office:value-type="float" office:value="3.34307179309993" calcext:value-type="float">
            <text:p>3</text:p>
          </table:table-cell>
          <table:table-cell table:style-name="ce6" office:value-type="float" office:value="133.805" calcext:value-type="float">
            <text:p>133,81</text:p>
          </table:table-cell>
          <table:table-cell table:formula="of:=[.E31]*SUM([.$F$2:.F31])" office:value-type="float" office:value="0" calcext:value-type="float">
            <text:p>0,00</text:p>
          </table:table-cell>
          <table:table-cell/>
          <table:table-cell table:style-name="ce5" office:value-type="float" office:value="2.42863504493169" calcext:value-type="float">
            <text:p>2</text:p>
          </table:table-cell>
          <table:table-cell table:style-name="ce3" table:formula="of:=IF(([.G30]+[.D31])&lt;[.C31];[.G30]+[.D31];[.G30]+[.D31]-(FLOOR([.G30]/[.C31]))*[.C31])" office:value-type="float" office:value="79.8600873918848" calcext:value-type="float">
            <text:p>80</text:p>
          </table:table-cell>
          <table:table-cell table:style-name="ce3" table:formula="of:=FLOOR([.G30]/[.C31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9-07-01" calcext:value-type="date">
            <text:p>01/07/19</text:p>
          </table:table-cell>
          <table:table-cell table:style-name="ce3" table:formula="of:=[$Sheet2.$B31]/[.C33]+([.D33]/[.C33])+[.H32]" office:value-type="float" office:value="2.5357417394515" calcext:value-type="float">
            <text:p>3</text:p>
          </table:table-cell>
          <table:table-cell table:style-name="ce6" office:value-type="float" office:value="122.308" calcext:value-type="float">
            <text:p>122,31</text:p>
          </table:table-cell>
          <table:table-cell table:formula="of:=[.E32]*SUM([.$F$2:.F32])" office:value-type="float" office:value="0" calcext:value-type="float">
            <text:p>0,00</text:p>
          </table:table-cell>
          <table:table-cell/>
          <table:table-cell table:style-name="ce5" office:value-type="float" office:value="2.32518514054163" calcext:value-type="float">
            <text:p>2</text:p>
          </table:table-cell>
          <table:table-cell table:style-name="ce3" table:formula="of:=IF(([.G31]+[.D32])&lt;[.C32];[.G31]+[.D32];[.G31]+[.D32]-(FLOOR([.G31]/[.C32]))*[.C32])" office:value-type="float" office:value="79.8600873918848" calcext:value-type="float">
            <text:p>80</text:p>
          </table:table-cell>
          <table:table-cell table:style-name="ce3" table:formula="of:=FLOOR([.G31]/[.C32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9-08-01" calcext:value-type="date">
            <text:p>01/08/19</text:p>
          </table:table-cell>
          <table:table-cell table:style-name="ce3" table:formula="of:=[$Sheet2.$B32]/[.C34]+([.D34]/[.C34])+[.H33]" office:value-type="float" office:value="2.64226349788644" calcext:value-type="float">
            <text:p>3</text:p>
          </table:table-cell>
          <table:table-cell table:style-name="ce6" office:value-type="float" office:value="116.261" calcext:value-type="float">
            <text:p>116,26</text:p>
          </table:table-cell>
          <table:table-cell table:formula="of:=[.E33]*SUM([.$F$2:.F33])" office:value-type="float" office:value="0" calcext:value-type="float">
            <text:p>0,00</text:p>
          </table:table-cell>
          <table:table-cell/>
          <table:table-cell table:style-name="ce5" office:value-type="float" office:value="2.4141713791292" calcext:value-type="float">
            <text:p>2</text:p>
          </table:table-cell>
          <table:table-cell table:style-name="ce3" table:formula="of:=IF(([.G32]+[.D33])&lt;[.C33];[.G32]+[.D33];[.G32]+[.D33]-(FLOOR([.G32]/[.C33]))*[.C33])" office:value-type="float" office:value="79.8600873918848" calcext:value-type="float">
            <text:p>80</text:p>
          </table:table-cell>
          <table:table-cell table:style-name="ce3" table:formula="of:=FLOOR([.G32]/[.C33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9-09-01" calcext:value-type="date">
            <text:p>01/09/19</text:p>
          </table:table-cell>
          <table:table-cell table:style-name="ce3" table:formula="of:=[$Sheet2.$B33]/[.C35]+([.D35]/[.C35])+[.H34]" office:value-type="float" office:value="2.78146262024075" calcext:value-type="float">
            <text:p>3</text:p>
          </table:table-cell>
          <table:table-cell table:style-name="ce6" office:value-type="float" office:value="105.62" calcext:value-type="float">
            <text:p>105,62</text:p>
          </table:table-cell>
          <table:table-cell table:formula="of:=[.E34]*SUM([.$F$2:.F34])" office:value-type="float" office:value="0" calcext:value-type="float">
            <text:p>0,00</text:p>
          </table:table-cell>
          <table:table-cell/>
          <table:table-cell table:style-name="ce5" office:value-type="float" office:value="7.94216926688068" calcext:value-type="float">
            <text:p>8</text:p>
          </table:table-cell>
          <table:table-cell table:style-name="ce3" table:formula="of:=IF(([.G33]+[.D34])&lt;[.C34];[.G33]+[.D34];[.G33]+[.D34]-(FLOOR([.G33]/[.C34]))*[.C34])" office:value-type="float" office:value="79.8600873918848" calcext:value-type="float">
            <text:p>80</text:p>
          </table:table-cell>
          <table:table-cell table:style-name="ce3" table:formula="of:=FLOOR([.G33]/[.C3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9-10-01" calcext:value-type="date">
            <text:p>01/10/19</text:p>
          </table:table-cell>
          <table:table-cell table:style-name="ce3" table:formula="of:=[$Sheet2.$B34]/[.C36]+([.D36]/[.C36])+[.H35]" office:value-type="float" office:value="2.45790803092646" calcext:value-type="float">
            <text:p>2</text:p>
          </table:table-cell>
          <table:table-cell table:style-name="ce6" office:value-type="float" office:value="98.956" calcext:value-type="float">
            <text:p>98,96</text:p>
          </table:table-cell>
          <table:table-cell table:formula="of:=[.E35]*SUM([.$F$2:.F35])" office:value-type="float" office:value="0" calcext:value-type="float">
            <text:p>0,00</text:p>
          </table:table-cell>
          <table:table-cell/>
          <table:table-cell table:style-name="ce5" office:value-type="float" office:value="2.37894817375761" calcext:value-type="float">
            <text:p>2</text:p>
          </table:table-cell>
          <table:table-cell table:style-name="ce3" table:formula="of:=IF(([.G34]+[.D35])&lt;[.C35];[.G34]+[.D35];[.G34]+[.D35]-(FLOOR([.G34]/[.C35]))*[.C35])" office:value-type="float" office:value="79.8600873918848" calcext:value-type="float">
            <text:p>80</text:p>
          </table:table-cell>
          <table:table-cell table:style-name="ce3" table:formula="of:=FLOOR([.G34]/[.C35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9-11-01" calcext:value-type="date">
            <text:p>01/11/19</text:p>
          </table:table-cell>
          <table:table-cell table:style-name="ce3" table:formula="of:=[$Sheet2.$B35]/[.C37]+([.D37]/[.C37])+[.H36]" office:value-type="float" office:value="2.30432001108348" calcext:value-type="float">
            <text:p>2</text:p>
          </table:table-cell>
          <table:table-cell table:style-name="ce6" office:value-type="float" office:value="112.383" calcext:value-type="float">
            <text:p>112,38</text:p>
          </table:table-cell>
          <table:table-cell table:formula="of:=[.E36]*SUM([.$F$2:.F36])" office:value-type="float" office:value="0" calcext:value-type="float">
            <text:p>0,00</text:p>
          </table:table-cell>
          <table:table-cell/>
          <table:table-cell table:style-name="ce5" office:value-type="float" office:value="2.34546658835936" calcext:value-type="float">
            <text:p>2</text:p>
          </table:table-cell>
          <table:table-cell table:style-name="ce3" table:formula="of:=IF(([.G35]+[.D36])&lt;[.C36];[.G35]+[.D36];[.G35]+[.D36]-(FLOOR([.G35]/[.C36]))*[.C36])" office:value-type="float" office:value="79.8600873918848" calcext:value-type="float">
            <text:p>80</text:p>
          </table:table-cell>
          <table:table-cell table:style-name="ce3" table:formula="of:=FLOOR([.G35]/[.C36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9-12-01" calcext:value-type="date">
            <text:p>01/12/19</text:p>
          </table:table-cell>
          <table:table-cell table:style-name="ce3" table:formula="of:=[$Sheet2.$B36]/[.C38]+([.D38]/[.C38])+[.H37]" office:value-type="float" office:value="2.29908626195707" calcext:value-type="float">
            <text:p>2</text:p>
          </table:table-cell>
          <table:table-cell table:style-name="ce6" office:value-type="float" office:value="118.27" calcext:value-type="float">
            <text:p>118,27</text:p>
          </table:table-cell>
          <table:table-cell table:formula="of:=[.E37]*SUM([.$F$2:.F37])" office:value-type="float" office:value="0" calcext:value-type="float">
            <text:p>0,00</text:p>
          </table:table-cell>
          <table:table-cell/>
          <table:table-cell table:style-name="ce5" office:value-type="float" office:value="2.35855954277908" calcext:value-type="float">
            <text:p>2</text:p>
          </table:table-cell>
          <table:table-cell table:style-name="ce3" table:formula="of:=IF(([.G36]+[.D37])&lt;[.C37];[.G36]+[.D37];[.G36]+[.D37]-(FLOOR([.G36]/[.C37]))*[.C37])" office:value-type="float" office:value="79.8600873918848" calcext:value-type="float">
            <text:p>80</text:p>
          </table:table-cell>
          <table:table-cell table:style-name="ce3" table:formula="of:=FLOOR([.G36]/[.C3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1-01" calcext:value-type="date">
            <text:p>01/01/20</text:p>
          </table:table-cell>
          <table:table-cell table:style-name="ce3" table:formula="of:=[$Sheet2.$B37]/[.C39]+([.D39]/[.C39])+[.H38]" office:value-type="float" office:value="2.21143279504603" calcext:value-type="float">
            <text:p>2</text:p>
          </table:table-cell>
          <table:table-cell table:style-name="ce6" office:value-type="float" office:value="119.066" calcext:value-type="float">
            <text:p>119,07</text:p>
          </table:table-cell>
          <table:table-cell table:formula="of:=[.E38]*SUM([.$F$2:.F38])" office:value-type="float" office:value="0" calcext:value-type="float">
            <text:p>0,00</text:p>
          </table:table-cell>
          <table:table-cell/>
          <table:table-cell table:style-name="ce5" office:value-type="float" office:value="2.1861287507411" calcext:value-type="float">
            <text:p>2</text:p>
          </table:table-cell>
          <table:table-cell table:style-name="ce3" table:formula="of:=IF(([.G37]+[.D38])&lt;[.C38];[.G37]+[.D38];[.G37]+[.D38]-(FLOOR([.G37]/[.C38]))*[.C38])" office:value-type="float" office:value="79.8600873918848" calcext:value-type="float">
            <text:p>80</text:p>
          </table:table-cell>
          <table:table-cell table:style-name="ce3" table:formula="of:=FLOOR([.G37]/[.C3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2-01" calcext:value-type="date">
            <text:p>01/02/20</text:p>
          </table:table-cell>
          <table:table-cell table:style-name="ce3" table:formula="of:=[$Sheet2.$B38]/[.C40]+([.D40]/[.C40])+[.H39]" office:value-type="float" office:value="2.23121608324159" calcext:value-type="float">
            <text:p>2</text:p>
          </table:table-cell>
          <table:table-cell table:style-name="ce6" office:value-type="float" office:value="122.726" calcext:value-type="float">
            <text:p>122,73</text:p>
          </table:table-cell>
          <table:table-cell table:formula="of:=[.E39]*SUM([.$F$2:.F39])" office:value-type="float" office:value="0" calcext:value-type="float">
            <text:p>0,00</text:p>
          </table:table-cell>
          <table:table-cell/>
          <table:table-cell table:style-name="ce5" office:value-type="float" office:value="2.30617690111077" calcext:value-type="float">
            <text:p>2</text:p>
          </table:table-cell>
          <table:table-cell table:style-name="ce3" table:formula="of:=IF(([.G38]+[.D39])&lt;[.C39];[.G38]+[.D39];[.G38]+[.D39]-(FLOOR([.G38]/[.C39]))*[.C39])" office:value-type="float" office:value="79.8600873918848" calcext:value-type="float">
            <text:p>80</text:p>
          </table:table-cell>
          <table:table-cell table:style-name="ce3" table:formula="of:=FLOOR([.G38]/[.C3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3-01" calcext:value-type="date">
            <text:p>01/03/20</text:p>
          </table:table-cell>
          <table:table-cell table:style-name="ce3" table:formula="of:=[$Sheet2.$B39]/[.C41]+([.D41]/[.C41])+[.H40]" office:value-type="float" office:value="2.15030570786492" calcext:value-type="float">
            <text:p>2</text:p>
          </table:table-cell>
          <table:table-cell table:style-name="ce6" office:value-type="float" office:value="118.25" calcext:value-type="float">
            <text:p>118,25</text:p>
          </table:table-cell>
          <table:table-cell table:formula="of:=[.E40]*SUM([.$F$2:.F40])" office:value-type="float" office:value="0" calcext:value-type="float">
            <text:p>0,00</text:p>
          </table:table-cell>
          <table:table-cell/>
          <table:table-cell table:style-name="ce5" office:value-type="float" office:value="2.52138538225816" calcext:value-type="float">
            <text:p>3</text:p>
          </table:table-cell>
          <table:table-cell table:style-name="ce3" table:formula="of:=IF(([.G39]+[.D40])&lt;[.C40];[.G39]+[.D40];[.G39]+[.D40]-(FLOOR([.G39]/[.C40]))*[.C40])" office:value-type="float" office:value="79.8600873918848" calcext:value-type="float">
            <text:p>80</text:p>
          </table:table-cell>
          <table:table-cell table:style-name="ce3" table:formula="of:=FLOOR([.G39]/[.C4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3" table:formula="of:=[$Sheet2.$B40]/[.C42]+([.D42]/[.C42])+[.H41]" office:value-type="float" office:value="3.96684460805435" calcext:value-type="float">
            <text:p>4</text:p>
          </table:table-cell>
          <table:table-cell table:style-name="ce6" office:value-type="float" office:value="107.788" calcext:value-type="float">
            <text:p>107,79</text:p>
          </table:table-cell>
          <table:table-cell table:formula="of:=[.E41]*SUM([.$F$2:.F41])" office:value-type="float" office:value="0" calcext:value-type="float">
            <text:p>0,00</text:p>
          </table:table-cell>
          <table:table-cell/>
          <table:table-cell table:style-name="ce5" office:value-type="float" office:value="16.210092427849" calcext:value-type="float">
            <text:p>16</text:p>
          </table:table-cell>
          <table:table-cell table:style-name="ce3" table:formula="of:=IF(([.G40]+[.D41])&lt;[.C41];[.G40]+[.D41];[.G40]+[.D41]-(FLOOR([.G40]/[.C41]))*[.C41])" office:value-type="float" office:value="79.8600873918848" calcext:value-type="float">
            <text:p>80</text:p>
          </table:table-cell>
          <table:table-cell table:style-name="ce3" table:formula="of:=FLOOR([.G40]/[.C4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table:style-name="ce3" table:formula="of:=[$Sheet2.$B41]/[.C43]+([.D43]/[.C43])+[.H42]" office:value-type="float" office:value="1.84249674902219" calcext:value-type="float">
            <text:p>2</text:p>
          </table:table-cell>
          <table:table-cell table:style-name="ce6" office:value-type="float" office:value="107.47" calcext:value-type="float">
            <text:p>107,47</text:p>
          </table:table-cell>
          <table:table-cell table:formula="of:=[.E42]*SUM([.$F$2:.F42])" office:value-type="float" office:value="210.505110853117" calcext:value-type="float">
            <text:p>210,51</text:p>
          </table:table-cell>
          <table:table-cell table:style-name="ce15" office:value-type="float" office:value="1.58" calcext:value-type="float">
            <text:p>1,58</text:p>
          </table:table-cell>
          <table:table-cell table:style-name="ce5" office:value-type="float" office:value="1.86166489436169" calcext:value-type="float">
            <text:p>2</text:p>
          </table:table-cell>
          <table:table-cell table:style-name="ce3" table:formula="of:=IF(([.G41]+[.D42])&lt;[.C42];[.G41]+[.D42];[.G41]+[.D42]-(FLOOR([.G41]/[.C42]))*[.C42])" office:value-type="float" office:value="290.365198245002" calcext:value-type="float">
            <text:p>290</text:p>
          </table:table-cell>
          <table:table-cell table:style-name="ce3" table:formula="of:=FLOOR([.G41]/[.C4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 table:style-name="ce3" table:formula="of:=[$Sheet2.$B42]/[.C44]+([.D44]/[.C44])+[.H43]" office:value-type="float" office:value="3.75213193213152" calcext:value-type="float">
            <text:p>4</text:p>
          </table:table-cell>
          <table:table-cell table:style-name="ce6" office:value-type="float" office:value="110.016" calcext:value-type="float">
            <text:p>110,02</text:p>
          </table:table-cell>
          <table:table-cell table:formula="of:=[.E43]*SUM([.$F$2:.F43])" office:value-type="float" office:value="0" calcext:value-type="float">
            <text:p>0,00</text:p>
          </table:table-cell>
          <table:table-cell/>
          <table:table-cell table:style-name="ce5" office:value-type="float" office:value="2.09248446539533" calcext:value-type="float">
            <text:p>2</text:p>
          </table:table-cell>
          <table:table-cell table:style-name="ce3" table:formula="of:=IF(([.G42]+[.D43])&lt;[.C43];[.G42]+[.D43];[.G42]+[.D43]-(FLOOR([.G42]/[.C43]))*[.C43])" office:value-type="float" office:value="70.3331982450016" calcext:value-type="float">
            <text:p>70</text:p>
          </table:table-cell>
          <table:table-cell table:style-name="ce3" table:formula="of:=FLOOR([.G42]/[.C43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7-01" calcext:value-type="date">
            <text:p>01/07/20</text:p>
          </table:table-cell>
          <table:table-cell table:style-name="ce3" table:formula="of:=[$Sheet2.$B43]/[.C45]+([.D45]/[.C45])+[.H44]" office:value-type="float" office:value="1.89613955793567" calcext:value-type="float">
            <text:p>2</text:p>
          </table:table-cell>
          <table:table-cell table:style-name="ce6" office:value-type="float" office:value="121.91" calcext:value-type="float">
            <text:p>121,91</text:p>
          </table:table-cell>
          <table:table-cell table:formula="of:=[.E44]*SUM([.$F$2:.F44])" office:value-type="float" office:value="0" calcext:value-type="float">
            <text:p>0,00</text:p>
          </table:table-cell>
          <table:table-cell/>
          <table:table-cell table:style-name="ce5" office:value-type="float" office:value="2.00697206038" calcext:value-type="float">
            <text:p>2</text:p>
          </table:table-cell>
          <table:table-cell table:style-name="ce3" table:formula="of:=IF(([.G43]+[.D44])&lt;[.C44];[.G43]+[.D44];[.G43]+[.D44]-(FLOOR([.G43]/[.C44]))*[.C44])" office:value-type="float" office:value="70.3331982450016" calcext:value-type="float">
            <text:p>70</text:p>
          </table:table-cell>
          <table:table-cell table:style-name="ce3" table:formula="of:=FLOOR([.G43]/[.C44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8-01" calcext:value-type="date">
            <text:p>01/08/20</text:p>
          </table:table-cell>
          <table:table-cell table:style-name="ce3" table:formula="of:=[$Sheet2.$B44]/[.C46]+([.D46]/[.C46])+[.H45]" office:value-type="float" office:value="1.7128920713879" calcext:value-type="float">
            <text:p>2</text:p>
          </table:table-cell>
          <table:table-cell table:style-name="ce6" office:value-type="float" office:value="109.001" calcext:value-type="float">
            <text:p>109,00</text:p>
          </table:table-cell>
          <table:table-cell table:formula="of:=[.E45]*SUM([.$F$2:.F45])" office:value-type="float" office:value="0" calcext:value-type="float">
            <text:p>0,00</text:p>
          </table:table-cell>
          <table:table-cell/>
          <table:table-cell table:style-name="ce5" office:value-type="float" office:value="1.95106297032324" calcext:value-type="float">
            <text:p>2</text:p>
          </table:table-cell>
          <table:table-cell table:style-name="ce3" table:formula="of:=IF(([.G44]+[.D45])&lt;[.C45];[.G44]+[.D45];[.G44]+[.D45]-(FLOOR([.G44]/[.C45]))*[.C45])" office:value-type="float" office:value="70.3331982450016" calcext:value-type="float">
            <text:p>70</text:p>
          </table:table-cell>
          <table:table-cell table:style-name="ce3" table:formula="of:=FLOOR([.G44]/[.C4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09-01" calcext:value-type="date">
            <text:p>01/09/20</text:p>
          </table:table-cell>
          <table:table-cell table:style-name="ce3" table:formula="of:=[$Sheet2.$B45]/[.C47]+([.D47]/[.C47])+[.H46]" office:value-type="float" office:value="1.91711554238034" calcext:value-type="float">
            <text:p>2</text:p>
          </table:table-cell>
          <table:table-cell table:style-name="ce6" office:value-type="float" office:value="112.979" calcext:value-type="float">
            <text:p>112,98</text:p>
          </table:table-cell>
          <table:table-cell table:formula="of:=[.E46]*SUM([.$F$2:.F46])" office:value-type="float" office:value="0" calcext:value-type="float">
            <text:p>0,00</text:p>
          </table:table-cell>
          <table:table-cell/>
          <table:table-cell table:style-name="ce5" office:value-type="float" office:value="4.91795568992454" calcext:value-type="float">
            <text:p>5</text:p>
          </table:table-cell>
          <table:table-cell table:style-name="ce3" table:formula="of:=IF(([.G45]+[.D46])&lt;[.C46];[.G45]+[.D46];[.G45]+[.D46]-(FLOOR([.G45]/[.C46]))*[.C46])" office:value-type="float" office:value="70.3331982450016" calcext:value-type="float">
            <text:p>70</text:p>
          </table:table-cell>
          <table:table-cell table:style-name="ce3" table:formula="of:=FLOOR([.G45]/[.C46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10-01" calcext:value-type="date">
            <text:p>01/10/20</text:p>
          </table:table-cell>
          <table:table-cell table:style-name="ce3" table:formula="of:=[$Sheet2.$B46]/[.C48]+([.D48]/[.C48])+[.H47]" office:value-type="float" office:value="2.00980834485337" calcext:value-type="float">
            <text:p>2</text:p>
          </table:table-cell>
          <table:table-cell table:style-name="ce6" office:value-type="float" office:value="102.437" calcext:value-type="float">
            <text:p>102,44</text:p>
          </table:table-cell>
          <table:table-cell table:formula="of:=[.E47]*SUM([.$F$2:.F47])" office:value-type="float" office:value="0" calcext:value-type="float">
            <text:p>0,00</text:p>
          </table:table-cell>
          <table:table-cell/>
          <table:table-cell table:style-name="ce5" office:value-type="float" office:value="2.06342812997286" calcext:value-type="float">
            <text:p>2</text:p>
          </table:table-cell>
          <table:table-cell table:style-name="ce3" table:formula="of:=IF(([.G46]+[.D47])&lt;[.C47];[.G46]+[.D47];[.G46]+[.D47]-(FLOOR([.G46]/[.C47]))*[.C47])" office:value-type="float" office:value="70.3331982450016" calcext:value-type="float">
            <text:p>70</text:p>
          </table:table-cell>
          <table:table-cell table:style-name="ce3" table:formula="of:=FLOOR([.G46]/[.C4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11-01" calcext:value-type="date">
            <text:p>01/11/20</text:p>
          </table:table-cell>
          <table:table-cell table:style-name="ce3" table:formula="of:=[$Sheet2.$B47]/[.C49]+([.D49]/[.C49])+[.H48]" office:value-type="float" office:value="2.16174866509777" calcext:value-type="float">
            <text:p>2</text:p>
          </table:table-cell>
          <table:table-cell table:style-name="ce6" office:value-type="float" office:value="93.854" calcext:value-type="float">
            <text:p>93,85</text:p>
          </table:table-cell>
          <table:table-cell table:formula="of:=[.E48]*SUM([.$F$2:.F48])" office:value-type="float" office:value="0" calcext:value-type="float">
            <text:p>0,00</text:p>
          </table:table-cell>
          <table:table-cell/>
          <table:table-cell table:style-name="ce5" office:value-type="float" office:value="1.94885335704802" calcext:value-type="float">
            <text:p>2</text:p>
          </table:table-cell>
          <table:table-cell table:style-name="ce3" table:formula="of:=IF(([.G47]+[.D48])&lt;[.C48];[.G47]+[.D48];[.G47]+[.D48]-(FLOOR([.G47]/[.C48]))*[.C48])" office:value-type="float" office:value="70.3331982450016" calcext:value-type="float">
            <text:p>70</text:p>
          </table:table-cell>
          <table:table-cell table:style-name="ce3" table:formula="of:=FLOOR([.G47]/[.C4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0-12-01" calcext:value-type="date">
            <text:p>01/12/20</text:p>
          </table:table-cell>
          <table:table-cell table:style-name="ce3" table:formula="of:=[$Sheet2.$B48]/[.C50]+([.D50]/[.C50])+[.H49]" office:value-type="float" office:value="2.3084098858093" calcext:value-type="float">
            <text:p>2</text:p>
          </table:table-cell>
          <table:table-cell table:style-name="ce6" office:value-type="float" office:value="90.105" calcext:value-type="float">
            <text:p>90,11</text:p>
          </table:table-cell>
          <table:table-cell table:formula="of:=[.E49]*SUM([.$F$2:.F49])" office:value-type="float" office:value="0" calcext:value-type="float">
            <text:p>0,00</text:p>
          </table:table-cell>
          <table:table-cell/>
          <table:table-cell table:style-name="ce5" office:value-type="float" office:value="2.02304851076116" calcext:value-type="float">
            <text:p>2</text:p>
          </table:table-cell>
          <table:table-cell table:style-name="ce3" table:formula="of:=IF(([.G48]+[.D49])&lt;[.C49];[.G48]+[.D49];[.G48]+[.D49]-(FLOOR([.G48]/[.C49]))*[.C49])" office:value-type="float" office:value="70.3331982450016" calcext:value-type="float">
            <text:p>70</text:p>
          </table:table-cell>
          <table:table-cell table:style-name="ce3" table:formula="of:=FLOOR([.G48]/[.C4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1-01-01" calcext:value-type="date">
            <text:p>01/01/21</text:p>
          </table:table-cell>
          <table:table-cell table:style-name="ce3" table:formula="of:=[$Sheet2.$B49]/[.C51]+([.D51]/[.C51])+[.H50]" office:value-type="float" office:value="2.08035323307511" calcext:value-type="float">
            <text:p>2</text:p>
          </table:table-cell>
          <table:table-cell table:style-name="ce6" office:value-type="float" office:value="86.525" calcext:value-type="float">
            <text:p>86,53</text:p>
          </table:table-cell>
          <table:table-cell table:formula="of:=[.E50]*SUM([.$F$2:.F50])" office:value-type="float" office:value="0" calcext:value-type="float">
            <text:p>0,00</text:p>
          </table:table-cell>
          <table:table-cell/>
          <table:table-cell table:style-name="ce5" office:value-type="float" office:value="2.0364037305613" calcext:value-type="float">
            <text:p>2</text:p>
          </table:table-cell>
          <table:table-cell table:style-name="ce3" table:formula="of:=IF(([.G49]+[.D50])&lt;[.C50];[.G49]+[.D50];[.G49]+[.D50]-(FLOOR([.G49]/[.C50]))*[.C50])" office:value-type="float" office:value="70.3331982450016" calcext:value-type="float">
            <text:p>70</text:p>
          </table:table-cell>
          <table:table-cell table:style-name="ce3" table:formula="of:=FLOOR([.G49]/[.C5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1-02-01" calcext:value-type="date">
            <text:p>01/02/21</text:p>
          </table:table-cell>
          <table:table-cell table:style-name="ce3" table:formula="of:=[$Sheet2.$B50]/[.C52]+([.D52]/[.C52])+[.H51]" office:value-type="float" office:value="2.03139432325359" calcext:value-type="float">
            <text:p>2</text:p>
          </table:table-cell>
          <table:table-cell table:style-name="ce6" office:value-type="float" office:value="92.164" calcext:value-type="float">
            <text:p>92,16</text:p>
          </table:table-cell>
          <table:table-cell table:formula="of:=[.E51]*SUM([.$F$2:.F51])" office:value-type="float" office:value="0" calcext:value-type="float">
            <text:p>0,00</text:p>
          </table:table-cell>
          <table:table-cell/>
          <table:table-cell table:style-name="ce5" office:value-type="float" office:value="2.00632715331068" calcext:value-type="float">
            <text:p>2</text:p>
          </table:table-cell>
          <table:table-cell table:style-name="ce3" table:formula="of:=IF(([.G50]+[.D51])&lt;[.C51];[.G50]+[.D51];[.G50]+[.D51]-(FLOOR([.G50]/[.C51]))*[.C51])" office:value-type="float" office:value="70.3331982450016" calcext:value-type="float">
            <text:p>70</text:p>
          </table:table-cell>
          <table:table-cell table:style-name="ce3" table:formula="of:=FLOOR([.G50]/[.C5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1-03-01" calcext:value-type="date">
            <text:p>01/03/21</text:p>
          </table:table-cell>
          <table:table-cell table:style-name="ce3" table:formula="of:=[$Sheet2.$B51]/[.C53]+([.D53]/[.C53])+[.H52]" office:value-type="float" office:value="1.762846780983" calcext:value-type="float">
            <text:p>2</text:p>
          </table:table-cell>
          <table:table-cell table:style-name="ce6" office:value-type="float" office:value="93.874" calcext:value-type="float">
            <text:p>93,87</text:p>
          </table:table-cell>
          <table:table-cell table:formula="of:=[.E52]*SUM([.$F$2:.F52])" office:value-type="float" office:value="0" calcext:value-type="float">
            <text:p>0,00</text:p>
          </table:table-cell>
          <table:table-cell/>
          <table:table-cell table:style-name="ce5" office:value-type="float" office:value="1.73167609622024" calcext:value-type="float">
            <text:p>2</text:p>
          </table:table-cell>
          <table:table-cell table:style-name="ce3" table:formula="of:=IF(([.G51]+[.D52])&lt;[.C52];[.G51]+[.D52];[.G51]+[.D52]-(FLOOR([.G51]/[.C52]))*[.C52])" office:value-type="float" office:value="70.3331982450016" calcext:value-type="float">
            <text:p>70</text:p>
          </table:table-cell>
          <table:table-cell table:style-name="ce3" table:formula="of:=FLOOR([.G51]/[.C5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1-04-01" calcext:value-type="date">
            <text:p>01/04/21</text:p>
          </table:table-cell>
          <table:table-cell table:style-name="ce3" table:formula="of:=[$Sheet2.$B52]/[.C54]+([.D54]/[.C54])+[.H53]" office:value-type="float" office:value="4.84123556600797" calcext:value-type="float">
            <text:p>5</text:p>
          </table:table-cell>
          <table:table-cell table:style-name="ce6" office:value-type="float" office:value="105.441" calcext:value-type="float">
            <text:p>105,44</text:p>
          </table:table-cell>
          <table:table-cell table:formula="of:=[.E53]*SUM([.$F$2:.F53])" office:value-type="float" office:value="0" calcext:value-type="float">
            <text:p>0,00</text:p>
          </table:table-cell>
          <table:table-cell/>
          <table:table-cell table:style-name="ce5" office:value-type="float" office:value="8.83503308011715" calcext:value-type="float">
            <text:p>9</text:p>
          </table:table-cell>
          <table:table-cell table:style-name="ce3" table:formula="of:=IF(([.G52]+[.D53])&lt;[.C53];[.G52]+[.D53];[.G52]+[.D53]-(FLOOR([.G52]/[.C53]))*[.C53])" office:value-type="float" office:value="70.3331982450016" calcext:value-type="float">
            <text:p>70</text:p>
          </table:table-cell>
          <table:table-cell table:style-name="ce3" table:formula="of:=FLOOR([.G52]/[.C53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05-01" calcext:value-type="date">
            <text:p>01/05/21</text:p>
          </table:table-cell>
          <table:table-cell table:style-name="ce3" table:formula="of:=[$Sheet2.$B53]/[.C55]+([.D55]/[.C55])+[.H54]" office:value-type="float" office:value="1.96102969457852" calcext:value-type="float">
            <text:p>2</text:p>
          </table:table-cell>
          <table:table-cell table:style-name="ce6" office:value-type="float" office:value="102.457" calcext:value-type="float">
            <text:p>102,46</text:p>
          </table:table-cell>
          <table:table-cell table:formula="of:=[.E54]*SUM([.$F$2:.F54])" office:value-type="float" office:value="308.118292530364" calcext:value-type="float">
            <text:p>308,12</text:p>
          </table:table-cell>
          <table:table-cell table:style-name="ce15" office:value-type="float" office:value="1.85" calcext:value-type="float">
            <text:p>1,85</text:p>
          </table:table-cell>
          <table:table-cell table:style-name="ce5" office:value-type="float" office:value="1.70610033234834" calcext:value-type="float">
            <text:p>2</text:p>
          </table:table-cell>
          <table:table-cell table:style-name="ce3" table:formula="of:=IF(([.G53]+[.D54])&lt;[.C54];[.G53]+[.D54];[.G53]+[.D54]-(FLOOR([.G53]/[.C54]))*[.C54])" office:value-type="float" office:value="378.451490775365" calcext:value-type="float">
            <text:p>378</text:p>
          </table:table-cell>
          <table:table-cell table:style-name="ce3" table:formula="of:=FLOOR([.G53]/[.C5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06-01" calcext:value-type="date">
            <text:p>01/06/21</text:p>
          </table:table-cell>
          <table:table-cell table:style-name="ce3" table:formula="of:=[$Sheet2.$B54]/[.C56]+([.D56]/[.C56])+[.H55]" office:value-type="float" office:value="5.11808459763147" calcext:value-type="float">
            <text:p>5</text:p>
          </table:table-cell>
          <table:table-cell table:style-name="ce6" office:value-type="float" office:value="99.205" calcext:value-type="float">
            <text:p>99,21</text:p>
          </table:table-cell>
          <table:table-cell table:formula="of:=[.E55]*SUM([.$F$2:.F55])" office:value-type="float" office:value="0" calcext:value-type="float">
            <text:p>0,00</text:p>
          </table:table-cell>
          <table:table-cell/>
          <table:table-cell table:style-name="ce5" office:value-type="float" office:value="1.77038502758472" calcext:value-type="float">
            <text:p>2</text:p>
          </table:table-cell>
          <table:table-cell table:style-name="ce3" table:formula="of:=IF(([.G54]+[.D55])&lt;[.C55];[.G54]+[.D55];[.G54]+[.D55]-(FLOOR([.G54]/[.C55]))*[.C55])" office:value-type="float" office:value="80.8364907753653" calcext:value-type="float">
            <text:p>81</text:p>
          </table:table-cell>
          <table:table-cell table:style-name="ce3" table:formula="of:=FLOOR([.G54]/[.C55])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07-01" calcext:value-type="date">
            <text:p>01/07/21</text:p>
          </table:table-cell>
          <table:table-cell table:style-name="ce3" table:formula="of:=[$Sheet2.$B55]/[.C57]+([.D57]/[.C57])+[.H56]" office:value-type="float" office:value="2.12197910092294" calcext:value-type="float">
            <text:p>2</text:p>
          </table:table-cell>
          <table:table-cell table:style-name="ce6" office:value-type="float" office:value="97.465" calcext:value-type="float">
            <text:p>97,47</text:p>
          </table:table-cell>
          <table:table-cell table:formula="of:=[.E56]*SUM([.$F$2:.F56])" office:value-type="float" office:value="0" calcext:value-type="float">
            <text:p>0,00</text:p>
          </table:table-cell>
          <table:table-cell/>
          <table:table-cell table:style-name="ce5" office:value-type="float" office:value="1.79296915117685" calcext:value-type="float">
            <text:p>2</text:p>
          </table:table-cell>
          <table:table-cell table:style-name="ce3" table:formula="of:=IF(([.G55]+[.D56])&lt;[.C56];[.G55]+[.D56];[.G55]+[.D56]-(FLOOR([.G55]/[.C56]))*[.C56])" office:value-type="float" office:value="80.8364907753653" calcext:value-type="float">
            <text:p>81</text:p>
          </table:table-cell>
          <table:table-cell table:style-name="ce3" table:formula="of:=FLOOR([.G55]/[.C56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08-01" calcext:value-type="date">
            <text:p>01/08/21</text:p>
          </table:table-cell>
          <table:table-cell table:style-name="ce3" table:formula="of:=[$Sheet2.$B56]/[.C58]+([.D58]/[.C58])+[.H57]" office:value-type="float" office:value="2.17773710840779" calcext:value-type="float">
            <text:p>2</text:p>
          </table:table-cell>
          <table:table-cell table:style-name="ce6" office:value-type="float" office:value="96.54" calcext:value-type="float">
            <text:p>96,54</text:p>
          </table:table-cell>
          <table:table-cell table:formula="of:=[.E57]*SUM([.$F$2:.F57])" office:value-type="float" office:value="0" calcext:value-type="float">
            <text:p>0,00</text:p>
          </table:table-cell>
          <table:table-cell/>
          <table:table-cell table:style-name="ce5" office:value-type="float" office:value="1.78081703885743" calcext:value-type="float">
            <text:p>2</text:p>
          </table:table-cell>
          <table:table-cell table:style-name="ce3" table:formula="of:=IF(([.G56]+[.D57])&lt;[.C57];[.G56]+[.D57];[.G56]+[.D57]-(FLOOR([.G56]/[.C57]))*[.C57])" office:value-type="float" office:value="80.8364907753653" calcext:value-type="float">
            <text:p>81</text:p>
          </table:table-cell>
          <table:table-cell table:style-name="ce3" table:formula="of:=FLOOR([.G56]/[.C57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09-01" calcext:value-type="date">
            <text:p>01/09/21</text:p>
          </table:table-cell>
          <table:table-cell table:style-name="ce3" table:formula="of:=[$Sheet2.$B57]/[.C59]+([.D59]/[.C59])+[.H58]" office:value-type="float" office:value="2.40821716705988" calcext:value-type="float">
            <text:p>2</text:p>
          </table:table-cell>
          <table:table-cell table:style-name="ce6" office:value-type="float" office:value="92.89" calcext:value-type="float">
            <text:p>92,89</text:p>
          </table:table-cell>
          <table:table-cell table:formula="of:=[.E58]*SUM([.$F$2:.F58])" office:value-type="float" office:value="0" calcext:value-type="float">
            <text:p>0,00</text:p>
          </table:table-cell>
          <table:table-cell/>
          <table:table-cell table:style-name="ce5" office:value-type="float" office:value="5.34899334899335" calcext:value-type="float">
            <text:p>5</text:p>
          </table:table-cell>
          <table:table-cell table:style-name="ce3" table:formula="of:=IF(([.G57]+[.D58])&lt;[.C58];[.G57]+[.D58];[.G57]+[.D58]-(FLOOR([.G57]/[.C58]))*[.C58])" office:value-type="float" office:value="80.8364907753653" calcext:value-type="float">
            <text:p>81</text:p>
          </table:table-cell>
          <table:table-cell table:style-name="ce3" table:formula="of:=FLOOR([.G57]/[.C58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10-01" calcext:value-type="date">
            <text:p>01/10/21</text:p>
          </table:table-cell>
          <table:table-cell table:style-name="ce3" table:formula="of:=[$Sheet2.$B58]/[.C60]+([.D60]/[.C60])+[.H59]" office:value-type="float" office:value="2.2937385577476" calcext:value-type="float">
            <text:p>2</text:p>
          </table:table-cell>
          <table:table-cell table:style-name="ce6" office:value-type="float" office:value="83.501" calcext:value-type="float">
            <text:p>83,50</text:p>
          </table:table-cell>
          <table:table-cell table:formula="of:=[.E59]*SUM([.$F$2:.F59])" office:value-type="float" office:value="0" calcext:value-type="float">
            <text:p>0,00</text:p>
          </table:table-cell>
          <table:table-cell/>
          <table:table-cell table:style-name="ce5" office:value-type="float" office:value="1.88908045004244" calcext:value-type="float">
            <text:p>2</text:p>
          </table:table-cell>
          <table:table-cell table:style-name="ce3" table:formula="of:=IF(([.G58]+[.D59])&lt;[.C59];[.G58]+[.D59];[.G58]+[.D59]-(FLOOR([.G58]/[.C59]))*[.C59])" office:value-type="float" office:value="80.8364907753653" calcext:value-type="float">
            <text:p>81</text:p>
          </table:table-cell>
          <table:table-cell table:style-name="ce3" table:formula="of:=FLOOR([.G58]/[.C59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11-01" calcext:value-type="date">
            <text:p>01/11/21</text:p>
          </table:table-cell>
          <table:table-cell table:style-name="ce3" table:formula="of:=[$Sheet2.$B59]/[.C61]+([.D61]/[.C61])+[.H60]" office:value-type="float" office:value="2.16822970195272" calcext:value-type="float">
            <text:p>2</text:p>
          </table:table-cell>
          <table:table-cell table:style-name="ce6" office:value-type="float" office:value="84.824" calcext:value-type="float">
            <text:p>84,82</text:p>
          </table:table-cell>
          <table:table-cell table:formula="of:=[.E60]*SUM([.$F$2:.F60])" office:value-type="float" office:value="0" calcext:value-type="float">
            <text:p>0,00</text:p>
          </table:table-cell>
          <table:table-cell/>
          <table:table-cell table:style-name="ce5" office:value-type="float" office:value="1.90122743243038" calcext:value-type="float">
            <text:p>2</text:p>
          </table:table-cell>
          <table:table-cell table:style-name="ce3" table:formula="of:=IF(([.G59]+[.D60])&lt;[.C60];[.G59]+[.D60];[.G59]+[.D60]-(FLOOR([.G59]/[.C60]))*[.C60])" office:value-type="float" office:value="80.8364907753653" calcext:value-type="float">
            <text:p>81</text:p>
          </table:table-cell>
          <table:table-cell table:style-name="ce3" table:formula="of:=FLOOR([.G59]/[.C60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1-12-01" calcext:value-type="date">
            <text:p>01/12/21</text:p>
          </table:table-cell>
          <table:table-cell table:style-name="ce3" table:formula="of:=[$Sheet2.$B60]/[.C62]+([.D62]/[.C62])+[.H61]" office:value-type="float" office:value="2.10813732256084" calcext:value-type="float">
            <text:p>2</text:p>
          </table:table-cell>
          <table:table-cell table:style-name="ce6" office:value-type="float" office:value="91" calcext:value-type="float">
            <text:p>91,00</text:p>
          </table:table-cell>
          <table:table-cell table:formula="of:=[.E61]*SUM([.$F$2:.F61])" office:value-type="float" office:value="0" calcext:value-type="float">
            <text:p>0,00</text:p>
          </table:table-cell>
          <table:table-cell/>
          <table:table-cell table:style-name="ce5" office:value-type="float" office:value="1.65017481952038" calcext:value-type="float">
            <text:p>2</text:p>
          </table:table-cell>
          <table:table-cell table:style-name="ce3" table:formula="of:=IF(([.G60]+[.D61])&lt;[.C61];[.G60]+[.D61];[.G60]+[.D61]-(FLOOR([.G60]/[.C61]))*[.C61])" office:value-type="float" office:value="80.8364907753653" calcext:value-type="float">
            <text:p>81</text:p>
          </table:table-cell>
          <table:table-cell table:style-name="ce3" table:formula="of:=FLOOR([.G60]/[.C61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2-01-01" calcext:value-type="date">
            <text:p>01/01/22</text:p>
          </table:table-cell>
          <table:table-cell table:style-name="ce3" table:formula="of:=[$Sheet2.$B61]/[.C63]+([.D63]/[.C63])+[.H62]" office:value-type="float" office:value="2.11119292979492" calcext:value-type="float">
            <text:p>2</text:p>
          </table:table-cell>
          <table:table-cell table:style-name="ce6" office:value-type="float" office:value="92.84" calcext:value-type="float">
            <text:p>92,84</text:p>
          </table:table-cell>
          <table:table-cell table:formula="of:=[.E62]*SUM([.$F$2:.F62])" office:value-type="float" office:value="0" calcext:value-type="float">
            <text:p>0,00</text:p>
          </table:table-cell>
          <table:table-cell/>
          <table:table-cell table:style-name="ce5" office:value-type="float" office:value="1.68989072220251" calcext:value-type="float">
            <text:p>2</text:p>
          </table:table-cell>
          <table:table-cell table:style-name="ce3" table:formula="of:=IF(([.G61]+[.D62])&lt;[.C62];[.G61]+[.D62];[.G61]+[.D62]-(FLOOR([.G61]/[.C62]))*[.C62])" office:value-type="float" office:value="80.8364907753653" calcext:value-type="float">
            <text:p>81</text:p>
          </table:table-cell>
          <table:table-cell table:style-name="ce3" table:formula="of:=FLOOR([.G61]/[.C62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2-02-01" calcext:value-type="date">
            <text:p>01/02/22</text:p>
          </table:table-cell>
          <table:table-cell table:style-name="ce3" table:formula="of:=[$Sheet2.$B62]/[.C64]+([.D64]/[.C64])+[.H63]" office:value-type="float" office:value="2.15435757926605" calcext:value-type="float">
            <text:p>2</text:p>
          </table:table-cell>
          <table:table-cell table:style-name="ce6" office:value-type="float" office:value="94.57" calcext:value-type="float">
            <text:p>94,57</text:p>
          </table:table-cell>
          <table:table-cell table:formula="of:=[.E63]*SUM([.$F$2:.F63])" office:value-type="float" office:value="0" calcext:value-type="float">
            <text:p>0,00</text:p>
          </table:table-cell>
          <table:table-cell/>
          <table:table-cell table:style-name="ce5" office:value-type="float" office:value="1.95960394052837" calcext:value-type="float">
            <text:p>2</text:p>
          </table:table-cell>
          <table:table-cell table:style-name="ce3" table:formula="of:=IF(([.G62]+[.D63])&lt;[.C63];[.G62]+[.D63];[.G62]+[.D63]-(FLOOR([.G62]/[.C63]))*[.C63])" office:value-type="float" office:value="80.8364907753653" calcext:value-type="float">
            <text:p>81</text:p>
          </table:table-cell>
          <table:table-cell table:style-name="ce3" table:formula="of:=FLOOR([.G62]/[.C6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3-01" calcext:value-type="date">
            <text:p>01/03/22</text:p>
          </table:table-cell>
          <table:table-cell table:style-name="ce3" table:formula="of:=[$Sheet2.$B63]/[.C65]+([.D65]/[.C65])+[.H64]" office:value-type="float" office:value="2.47059814232887" calcext:value-type="float">
            <text:p>2</text:p>
          </table:table-cell>
          <table:table-cell table:style-name="ce6" office:value-type="float" office:value="98.33" calcext:value-type="float">
            <text:p>98,33</text:p>
          </table:table-cell>
          <table:table-cell table:formula="of:=[.E64]*SUM([.$F$2:.F64])" office:value-type="float" office:value="0" calcext:value-type="float">
            <text:p>0,00</text:p>
          </table:table-cell>
          <table:table-cell/>
          <table:table-cell table:style-name="ce5" office:value-type="float" office:value="1.93975824715375" calcext:value-type="float">
            <text:p>2</text:p>
          </table:table-cell>
          <table:table-cell table:style-name="ce3" table:formula="of:=IF(([.G63]+[.D64])&lt;[.C64];[.G63]+[.D64];[.G63]+[.D64]-(FLOOR([.G63]/[.C64]))*[.C64])" office:value-type="float" office:value="80.8364907753653" calcext:value-type="float">
            <text:p>81</text:p>
          </table:table-cell>
          <table:table-cell table:style-name="ce3" table:formula="of:=FLOOR([.G63]/[.C64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4-01" calcext:value-type="date">
            <text:p>01/04/22</text:p>
          </table:table-cell>
          <table:table-cell table:style-name="ce3" table:formula="of:=[$Sheet2.$B64]/[.C66]+([.D66]/[.C66])+[.H65]" office:value-type="float" office:value="8.27374557134469" calcext:value-type="float">
            <text:p>8</text:p>
          </table:table-cell>
          <table:table-cell table:style-name="ce6" office:value-type="float" office:value="92.492" calcext:value-type="float">
            <text:p>92,49</text:p>
          </table:table-cell>
          <table:table-cell table:formula="of:=[.E65]*SUM([.$F$2:.F65])" office:value-type="float" office:value="0" calcext:value-type="float">
            <text:p>0,00</text:p>
          </table:table-cell>
          <table:table-cell/>
          <table:table-cell table:style-name="ce5" office:value-type="float" office:value="7.49507550388577" calcext:value-type="float">
            <text:p>7</text:p>
          </table:table-cell>
          <table:table-cell table:style-name="ce3" table:formula="of:=IF(([.G64]+[.D65])&lt;[.C65];[.G64]+[.D65];[.G64]+[.D65]-(FLOOR([.G64]/[.C65]))*[.C65])" office:value-type="float" office:value="80.8364907753653" calcext:value-type="float">
            <text:p>81</text:p>
          </table:table-cell>
          <table:table-cell table:style-name="ce3" table:formula="of:=FLOOR([.G64]/[.C6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5-01" calcext:value-type="date">
            <text:p>01/05/22</text:p>
          </table:table-cell>
          <table:table-cell table:style-name="ce3" table:formula="of:=[$Sheet2.$B65]/[.C67]+([.D67]/[.C67])+[.H66]" office:value-type="float" office:value="2.66409677647926" calcext:value-type="float">
            <text:p>3</text:p>
          </table:table-cell>
          <table:table-cell table:style-name="ce6" office:value-type="float" office:value="87.877" calcext:value-type="float">
            <text:p>87,88</text:p>
          </table:table-cell>
          <table:table-cell table:formula="of:=[.E66]*SUM([.$F$2:.F66])" office:value-type="float" office:value="484.062223186503" calcext:value-type="float">
            <text:p>484,06</text:p>
          </table:table-cell>
          <table:table-cell table:style-name="ce15" office:value-type="float" office:value="2.45" calcext:value-type="float">
            <text:p>2,45</text:p>
          </table:table-cell>
          <table:table-cell table:style-name="ce5" office:value-type="float" office:value="1.80801354997675" calcext:value-type="float">
            <text:p>2</text:p>
          </table:table-cell>
          <table:table-cell table:style-name="ce3" table:formula="of:=IF(([.G65]+[.D66])&lt;[.C66];[.G65]+[.D66];[.G65]+[.D66]-(FLOOR([.G65]/[.C66]))*[.C66])" office:value-type="float" office:value="564.898713961868" calcext:value-type="float">
            <text:p>565</text:p>
          </table:table-cell>
          <table:table-cell table:style-name="ce3" table:formula="of:=FLOOR([.G65]/[.C66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6-01" calcext:value-type="date">
            <text:p>01/06/22</text:p>
          </table:table-cell>
          <table:table-cell table:style-name="ce3" table:formula="of:=[$Sheet2.$B66]/[.C68]+([.D68]/[.C68])+[.H67]" office:value-type="float" office:value="8.56642701047458" calcext:value-type="float">
            <text:p>9</text:p>
          </table:table-cell>
          <table:table-cell table:style-name="ce6" office:value-type="float" office:value="89.667" calcext:value-type="float">
            <text:p>89,67</text:p>
          </table:table-cell>
          <table:table-cell table:formula="of:=[.E67]*SUM([.$F$2:.F67])" office:value-type="float" office:value="0" calcext:value-type="float">
            <text:p>0,00</text:p>
          </table:table-cell>
          <table:table-cell/>
          <table:table-cell table:style-name="ce5" office:value-type="float" office:value="1.75549469840601" calcext:value-type="float">
            <text:p>2</text:p>
          </table:table-cell>
          <table:table-cell table:style-name="ce3" table:formula="of:=IF(([.G66]+[.D67])&lt;[.C67];[.G66]+[.D67];[.G66]+[.D67]-(FLOOR([.G66]/[.C67]))*[.C67])" office:value-type="float" office:value="26.8967139618678" calcext:value-type="float">
            <text:p>27</text:p>
          </table:table-cell>
          <table:table-cell table:style-name="ce3" table:formula="of:=FLOOR([.G66]/[.C67])" office:value-type="float" office:value="6" calcext:value-type="float">
            <text:p>6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7-01" calcext:value-type="date">
            <text:p>01/07/22</text:p>
          </table:table-cell>
          <table:table-cell table:style-name="ce3" table:formula="of:=[$Sheet2.$B67]/[.C69]+([.D69]/[.C69])+[.H68]" office:value-type="float" office:value="2.4027665505565" calcext:value-type="float">
            <text:p>2</text:p>
          </table:table-cell>
          <table:table-cell table:style-name="ce6" office:value-type="float" office:value="91.279" calcext:value-type="float">
            <text:p>91,28</text:p>
          </table:table-cell>
          <table:table-cell table:formula="of:=[.E68]*SUM([.$F$2:.F68])" office:value-type="float" office:value="0" calcext:value-type="float">
            <text:p>0,00</text:p>
          </table:table-cell>
          <table:table-cell/>
          <table:table-cell table:style-name="ce5" office:value-type="float" office:value="1.78030343491745" calcext:value-type="float">
            <text:p>2</text:p>
          </table:table-cell>
          <table:table-cell table:style-name="ce3" table:formula="of:=IF(([.G67]+[.D68])&lt;[.C68];[.G67]+[.D68];[.G67]+[.D68]-(FLOOR([.G67]/[.C68]))*[.C68])" office:value-type="float" office:value="26.8967139618678" calcext:value-type="float">
            <text:p>27</text:p>
          </table:table-cell>
          <table:table-cell table:style-name="ce3" table:formula="of:=FLOOR([.G67]/[.C6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8-01" calcext:value-type="date">
            <text:p>01/08/22</text:p>
          </table:table-cell>
          <table:table-cell table:style-name="ce3" table:formula="of:=[$Sheet2.$B68]/[.C70]+([.D70]/[.C70])+[.H69]" office:value-type="float" office:value="2.61497488330552" calcext:value-type="float">
            <text:p>3</text:p>
          </table:table-cell>
          <table:table-cell table:style-name="ce6" office:value-type="float" office:value="95.068" calcext:value-type="float">
            <text:p>95,07</text:p>
          </table:table-cell>
          <table:table-cell table:formula="of:=[.E69]*SUM([.$F$2:.F69])" office:value-type="float" office:value="0" calcext:value-type="float">
            <text:p>0,00</text:p>
          </table:table-cell>
          <table:table-cell/>
          <table:table-cell table:style-name="ce5" office:value-type="float" office:value="6.43840079033177" calcext:value-type="float">
            <text:p>6</text:p>
          </table:table-cell>
          <table:table-cell table:style-name="ce3" table:formula="of:=IF(([.G68]+[.D69])&lt;[.C69];[.G68]+[.D69];[.G68]+[.D69]-(FLOOR([.G68]/[.C69]))*[.C69])" office:value-type="float" office:value="26.8967139618678" calcext:value-type="float">
            <text:p>27</text:p>
          </table:table-cell>
          <table:table-cell table:style-name="ce3" table:formula="of:=FLOOR([.G68]/[.C6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09-01" calcext:value-type="date">
            <text:p>01/09/22</text:p>
          </table:table-cell>
          <table:table-cell table:style-name="ce3" table:formula="of:=[$Sheet2.$B69]/[.C71]+([.D71]/[.C71])+[.H70]" office:value-type="float" office:value="2.61660806379401" calcext:value-type="float">
            <text:p>3</text:p>
          </table:table-cell>
          <table:table-cell table:style-name="ce6" office:value-type="float" office:value="91.925" calcext:value-type="float">
            <text:p>91,93</text:p>
          </table:table-cell>
          <table:table-cell table:formula="of:=[.E70]*SUM([.$F$2:.F70])" office:value-type="float" office:value="0" calcext:value-type="float">
            <text:p>0,00</text:p>
          </table:table-cell>
          <table:table-cell/>
          <table:table-cell table:style-name="ce5" office:value-type="float" office:value="1.98526646405302" calcext:value-type="float">
            <text:p>2</text:p>
          </table:table-cell>
          <table:table-cell table:style-name="ce3" table:formula="of:=IF(([.G69]+[.D70])&lt;[.C70];[.G69]+[.D70];[.G69]+[.D70]-(FLOOR([.G69]/[.C70]))*[.C70])" office:value-type="float" office:value="26.8967139618678" calcext:value-type="float">
            <text:p>27</text:p>
          </table:table-cell>
          <table:table-cell table:style-name="ce3" table:formula="of:=FLOOR([.G69]/[.C7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10-01" calcext:value-type="date">
            <text:p>01/10/22</text:p>
          </table:table-cell>
          <table:table-cell table:style-name="ce3" table:formula="of:=[$Sheet2.$B70]/[.C72]+([.D72]/[.C72])+[.H71]" office:value-type="float" office:value="2.74752060668145" calcext:value-type="float">
            <text:p>3</text:p>
          </table:table-cell>
          <table:table-cell table:style-name="ce6" office:value-type="float" office:value="91.985" calcext:value-type="float">
            <text:p>91,99</text:p>
          </table:table-cell>
          <table:table-cell table:formula="of:=[.E71]*SUM([.$F$2:.F71])" office:value-type="float" office:value="0" calcext:value-type="float">
            <text:p>0,00</text:p>
          </table:table-cell>
          <table:table-cell/>
          <table:table-cell table:style-name="ce5" office:value-type="float" office:value="1.72220787048997" calcext:value-type="float">
            <text:p>2</text:p>
          </table:table-cell>
          <table:table-cell table:style-name="ce3" table:formula="of:=IF(([.G70]+[.D71])&lt;[.C71];[.G70]+[.D71];[.G70]+[.D71]-(FLOOR([.G70]/[.C71]))*[.C71])" office:value-type="float" office:value="26.8967139618678" calcext:value-type="float">
            <text:p>27</text:p>
          </table:table-cell>
          <table:table-cell table:style-name="ce3" table:formula="of:=FLOOR([.G70]/[.C7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11-01" calcext:value-type="date">
            <text:p>01/11/22</text:p>
          </table:table-cell>
          <table:table-cell table:style-name="ce3" table:formula="of:=[$Sheet2.$B71]/[.C73]+([.D73]/[.C73])+[.H72]" office:value-type="float" office:value="2.74505789747862" calcext:value-type="float">
            <text:p>3</text:p>
          </table:table-cell>
          <table:table-cell table:style-name="ce6" office:value-type="float" office:value="88.136" calcext:value-type="float">
            <text:p>88,14</text:p>
          </table:table-cell>
          <table:table-cell table:formula="of:=[.E72]*SUM([.$F$2:.F72])" office:value-type="float" office:value="0" calcext:value-type="float">
            <text:p>0,00</text:p>
          </table:table-cell>
          <table:table-cell/>
          <table:table-cell table:style-name="ce5" office:value-type="float" office:value="1.5814885374976" calcext:value-type="float">
            <text:p>2</text:p>
          </table:table-cell>
          <table:table-cell table:style-name="ce3" table:formula="of:=IF(([.G71]+[.D72])&lt;[.C72];[.G71]+[.D72];[.G71]+[.D72]-(FLOOR([.G71]/[.C72]))*[.C72])" office:value-type="float" office:value="26.8967139618678" calcext:value-type="float">
            <text:p>27</text:p>
          </table:table-cell>
          <table:table-cell table:style-name="ce3" table:formula="of:=FLOOR([.G71]/[.C7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2-12-01" calcext:value-type="date">
            <text:p>01/12/22</text:p>
          </table:table-cell>
          <table:table-cell table:style-name="ce3" table:formula="of:=[$Sheet2.$B72]/[.C74]+([.D74]/[.C74])+[.H73]" office:value-type="float" office:value="2.76196763022512" calcext:value-type="float">
            <text:p>3</text:p>
          </table:table-cell>
          <table:table-cell table:style-name="ce6" office:value-type="float" office:value="84.536" calcext:value-type="float">
            <text:p>84,54</text:p>
          </table:table-cell>
          <table:table-cell table:formula="of:=[.E73]*SUM([.$F$2:.F73])" office:value-type="float" office:value="0" calcext:value-type="float">
            <text:p>0,00</text:p>
          </table:table-cell>
          <table:table-cell/>
          <table:table-cell table:style-name="ce5" office:value-type="float" office:value="1.6906422276443" calcext:value-type="float">
            <text:p>2</text:p>
          </table:table-cell>
          <table:table-cell table:style-name="ce3" table:formula="of:=IF(([.G72]+[.D73])&lt;[.C73];[.G72]+[.D73];[.G72]+[.D73]-(FLOOR([.G72]/[.C73]))*[.C73])" office:value-type="float" office:value="26.8967139618678" calcext:value-type="float">
            <text:p>27</text:p>
          </table:table-cell>
          <table:table-cell table:style-name="ce3" table:formula="of:=FLOOR([.G72]/[.C7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23-01-01" calcext:value-type="date">
            <text:p>01/01/2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81.542" calcext:value-type="float">
            <text:p>81,54</text:p>
          </table:table-cell>
          <table:table-cell table:formula="of:=[.E74]*SUM([.$F$2:.F74])" office:value-type="float" office:value="0" calcext:value-type="float">
            <text:p>0,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" table:formula="of:=IF(([.G73]+[.D74])&lt;[.C74];[.G73]+[.D74];[.G73]+[.D74]-(FLOOR([.G73]/[.C74]))*[.C74])" office:value-type="float" office:value="26.8967139618678" calcext:value-type="float">
            <text:p>27</text:p>
          </table:table-cell>
          <table:table-cell table:style-name="ce3" table:formula="of:=FLOOR([.G73]/[.C7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tal:</text:p>
          </table:table-cell>
          <table:table-cell table:style-name="ce5" table:formula="of:=SUM([.B2:.B74])" office:value-type="float" office:value="209.851837919251" calcext:value-type="float">
            <text:p>210</text:p>
          </table:table-cell>
          <table:table-cell table:style-name="ce6" table:formula="of:=[.B75]*[.C74]" office:value-type="float" office:value="17111.7385676116" calcext:value-type="float">
            <text:p>17.111,74</text:p>
          </table:table-cell>
          <table:table-cell table:number-columns-repeated="3"/>
          <table:table-cell table:style-name="ce3"/>
          <table:table-cell table:number-columns-repeated="16377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20"/>
        <table:table-column table:style-name="co6" table:default-cell-style-name="ce21"/>
        <table:table-row table:style-name="ro2">
          <table:table-cell table:style-name="ce8" office:value-type="float" office:value="1250" calcext:value-type="float">
            <text:p>1.250,00</text:p>
          </table:table-cell>
          <table:table-cell table:formula="of:=[.$A$1]/[.C1]" office:value-type="float" office:value="367.5296875" calcext:value-type="float">
            <text:p>367,53</text:p>
          </table:table-cell>
          <table:table-cell table:style-name="ce20" office:value-type="float" office:value="3.40108579664058" calcext:value-type="float">
            <text:p>3,40</text:p>
          </table:table-cell>
        </table:table-row>
        <table:table-row table:style-name="ro2">
          <table:table-cell/>
          <table:table-cell table:formula="of:=[.$A$1]/[.C2]" office:value-type="float" office:value="378.675" calcext:value-type="float">
            <text:p>378,67</text:p>
          </table:table-cell>
          <table:table-cell table:style-name="ce20" office:value-type="float" office:value="3.30098369314056" calcext:value-type="float">
            <text:p>3,30</text:p>
          </table:table-cell>
        </table:table-row>
        <table:table-row table:style-name="ro2">
          <table:table-cell/>
          <table:table-cell table:formula="of:=[.$A$1]/[.C3]" office:value-type="float" office:value="373.44249201278" calcext:value-type="float">
            <text:p>373,44</text:p>
          </table:table-cell>
          <table:table-cell table:style-name="ce20" office:value-type="float" office:value="3.34723558977649" calcext:value-type="float">
            <text:p>3,35</text:p>
          </table:table-cell>
        </table:table-row>
        <table:table-row table:style-name="ro2">
          <table:table-cell/>
          <table:table-cell table:formula="of:=[.$A$1]/[.C4]" office:value-type="float" office:value="371.779458598726" calcext:value-type="float">
            <text:p>371,78</text:p>
          </table:table-cell>
          <table:table-cell table:style-name="ce20" office:value-type="float" office:value="3.36220834984099" calcext:value-type="float">
            <text:p>3,36</text:p>
          </table:table-cell>
        </table:table-row>
        <table:table-row table:style-name="ro2">
          <table:table-cell/>
          <table:table-cell table:formula="of:=[.$A$1]/[.C5]" office:value-type="float" office:value="352.10007788162" calcext:value-type="float">
            <text:p>352,10</text:p>
          </table:table-cell>
          <table:table-cell table:style-name="ce20" office:value-type="float" office:value="3.55012701934211" calcext:value-type="float">
            <text:p>3,55</text:p>
          </table:table-cell>
        </table:table-row>
        <table:table-row table:style-name="ro2">
          <table:table-cell/>
          <table:table-cell table:formula="of:=[.$A$1]/[.C6]" office:value-type="float" office:value="338.348784194529" calcext:value-type="float">
            <text:p>338,35</text:p>
          </table:table-cell>
          <table:table-cell table:style-name="ce20" office:value-type="float" office:value="3.69441256594358" calcext:value-type="float">
            <text:p>3,69</text:p>
          </table:table-cell>
        </table:table-row>
        <table:table-row table:style-name="ro2">
          <table:table-cell/>
          <table:table-cell table:formula="of:=[.$A$1]/[.C7]" office:value-type="float" office:value="337.822040498442" calcext:value-type="float">
            <text:p>337,82</text:p>
          </table:table-cell>
          <table:table-cell table:style-name="ce20" office:value-type="float" office:value="3.70017302055152" calcext:value-type="float">
            <text:p>3,70</text:p>
          </table:table-cell>
        </table:table-row>
        <table:table-row table:style-name="ro2">
          <table:table-cell/>
          <table:table-cell table:formula="of:=[.$A$1]/[.C8]" office:value-type="float" office:value="335.84880952381" calcext:value-type="float">
            <text:p>335,85</text:p>
          </table:table-cell>
          <table:table-cell table:style-name="ce20" office:value-type="float" office:value="3.72191285052444" calcext:value-type="float">
            <text:p>3,72</text:p>
          </table:table-cell>
        </table:table-row>
        <table:table-row table:style-name="ro2">
          <table:table-cell/>
          <table:table-cell table:formula="of:=[.$A$1]/[.C9]" office:value-type="float" office:value="335.260782747604" calcext:value-type="float">
            <text:p>335,26</text:p>
          </table:table-cell>
          <table:table-cell table:style-name="ce20" office:value-type="float" office:value="3.72844085656462" calcext:value-type="float">
            <text:p>3,73</text:p>
          </table:table-cell>
        </table:table-row>
        <table:table-row table:style-name="ro2">
          <table:table-cell/>
          <table:table-cell table:formula="of:=[.$A$1]/[.C10]" office:value-type="float" office:value="333.5184169279" calcext:value-type="float">
            <text:p>333,52</text:p>
          </table:table-cell>
          <table:table-cell table:style-name="ce20" office:value-type="float" office:value="3.74791896505741" calcext:value-type="float">
            <text:p>3,75</text:p>
          </table:table-cell>
        </table:table-row>
        <table:table-row table:style-name="ro2">
          <table:table-cell/>
          <table:table-cell table:formula="of:=[.$A$1]/[.C11]" office:value-type="float" office:value="326.490414110429" calcext:value-type="float">
            <text:p>326,49</text:p>
          </table:table-cell>
          <table:table-cell table:style-name="ce20" office:value-type="float" office:value="3.82859632619171" calcext:value-type="float">
            <text:p>3,83</text:p>
          </table:table-cell>
        </table:table-row>
        <table:table-row table:style-name="ro2">
          <table:table-cell/>
          <table:table-cell table:formula="of:=[.$A$1]/[.C12]" office:value-type="float" office:value="320.76367781155" calcext:value-type="float">
            <text:p>320,76</text:p>
          </table:table-cell>
          <table:table-cell table:style-name="ce20" office:value-type="float" office:value="3.89694995558188" calcext:value-type="float">
            <text:p>3,90</text:p>
          </table:table-cell>
        </table:table-row>
        <table:table-row table:style-name="ro2">
          <table:table-cell/>
          <table:table-cell table:formula="of:=[.$A$1]/[.C13]" office:value-type="float" office:value="319.276090342679" calcext:value-type="float">
            <text:p>319,28</text:p>
          </table:table-cell>
          <table:table-cell table:style-name="ce20" office:value-type="float" office:value="3.91510682387264" calcext:value-type="float">
            <text:p>3,92</text:p>
          </table:table-cell>
        </table:table-row>
        <table:table-row table:style-name="ro2">
          <table:table-cell/>
          <table:table-cell table:formula="of:=[.$A$1]/[.C14]" office:value-type="float" office:value="312.508487654321" calcext:value-type="float">
            <text:p>312,51</text:p>
          </table:table-cell>
          <table:table-cell table:style-name="ce20" office:value-type="float" office:value="3.99989136097538" calcext:value-type="float">
            <text:p>4,00</text:p>
          </table:table-cell>
        </table:table-row>
        <table:table-row table:style-name="ro2">
          <table:table-cell/>
          <table:table-cell table:formula="of:=[.$A$1]/[.C15]" office:value-type="float" office:value="309.087652439024" calcext:value-type="float">
            <text:p>309,09</text:p>
          </table:table-cell>
          <table:table-cell table:style-name="ce20" office:value-type="float" office:value="4.04416025724805" calcext:value-type="float">
            <text:p>4,04</text:p>
          </table:table-cell>
        </table:table-row>
        <table:table-row table:style-name="ro2">
          <table:table-cell/>
          <table:table-cell table:formula="of:=[.$A$1]/[.C16]" office:value-type="float" office:value="298.590175953079" calcext:value-type="float">
            <text:p>298,59</text:p>
          </table:table-cell>
          <table:table-cell table:style-name="ce20" office:value-type="float" office:value="4.18634000937937" calcext:value-type="float">
            <text:p>4,19</text:p>
          </table:table-cell>
        </table:table-row>
        <table:table-row table:style-name="ro2">
          <table:table-cell/>
          <table:table-cell table:formula="of:=[.$A$1]/[.C17]" office:value-type="float" office:value="290.402815934066" calcext:value-type="float">
            <text:p>290,40</text:p>
          </table:table-cell>
          <table:table-cell table:style-name="ce20" office:value-type="float" office:value="4.30436597516948" calcext:value-type="float">
            <text:p>4,30</text:p>
          </table:table-cell>
        </table:table-row>
        <table:table-row table:style-name="ro2">
          <table:table-cell/>
          <table:table-cell table:formula="of:=[.$A$1]/[.C18]" office:value-type="float" office:value="283.880305039788" calcext:value-type="float">
            <text:p>283,88</text:p>
          </table:table-cell>
          <table:table-cell table:style-name="ce20" office:value-type="float" office:value="4.40326425542203" calcext:value-type="float">
            <text:p>4,40</text:p>
          </table:table-cell>
        </table:table-row>
        <table:table-row table:style-name="ro2">
          <table:table-cell/>
          <table:table-cell table:formula="of:=[.$A$1]/[.C19]" office:value-type="float" office:value="279.139033942559" calcext:value-type="float">
            <text:p>279,14</text:p>
          </table:table-cell>
          <table:table-cell table:style-name="ce20" office:value-type="float" office:value="4.47805519115333" calcext:value-type="float">
            <text:p>4,48</text:p>
          </table:table-cell>
        </table:table-row>
        <table:table-row table:style-name="ro2">
          <table:table-cell/>
          <table:table-cell table:formula="of:=[.$A$1]/[.C20]" office:value-type="float" office:value="275.663486005089" calcext:value-type="float">
            <text:p>275,66</text:p>
          </table:table-cell>
          <table:table-cell table:style-name="ce20" office:value-type="float" office:value="4.53451423006718" calcext:value-type="float">
            <text:p>4,53</text:p>
          </table:table-cell>
        </table:table-row>
        <table:table-row table:style-name="ro2">
          <table:table-cell/>
          <table:table-cell table:formula="of:=[.$A$1]/[.C21]" office:value-type="float" office:value="260.305825242718" calcext:value-type="float">
            <text:p>260,31</text:p>
          </table:table-cell>
          <table:table-cell table:style-name="ce20" office:value-type="float" office:value="4.80204389907316" calcext:value-type="float">
            <text:p>4,80</text:p>
          </table:table-cell>
        </table:table-row>
        <table:table-row table:style-name="ro2">
          <table:table-cell/>
          <table:table-cell table:formula="of:=[.$A$1]/[.C22]" office:value-type="float" office:value="289.253656914894" calcext:value-type="float">
            <text:p>289,25</text:p>
          </table:table-cell>
          <table:table-cell table:style-name="ce20" office:value-type="float" office:value="4.32146654024078" calcext:value-type="float">
            <text:p>4,32</text:p>
          </table:table-cell>
        </table:table-row>
        <table:table-row table:style-name="ro2">
          <table:table-cell/>
          <table:table-cell table:formula="of:=[.$A$1]/[.C23]" office:value-type="float" office:value="290.206464379947" calcext:value-type="float">
            <text:p>290,21</text:p>
          </table:table-cell>
          <table:table-cell table:style-name="ce20" office:value-type="float" office:value="4.30727827745236" calcext:value-type="float">
            <text:p>4,31</text:p>
          </table:table-cell>
        </table:table-row>
        <table:table-row table:style-name="ro2">
          <table:table-cell/>
          <table:table-cell table:formula="of:=[.$A$1]/[.C24]" office:value-type="float" office:value="283.183634020619" calcext:value-type="float">
            <text:p>283,18</text:p>
          </table:table-cell>
          <table:table-cell table:style-name="ce20" office:value-type="float" office:value="4.4140968962528" calcext:value-type="float">
            <text:p>4,41</text:p>
          </table:table-cell>
        </table:table-row>
        <table:table-row table:style-name="ro2">
          <table:table-cell/>
          <table:table-cell table:formula="of:=[.$A$1]/[.C25]" office:value-type="float" office:value="292.657419786096" calcext:value-type="float">
            <text:p>292,66</text:p>
          </table:table-cell>
          <table:table-cell table:style-name="ce20" office:value-type="float" office:value="4.2712055649012" calcext:value-type="float">
            <text:p>4,27</text:p>
          </table:table-cell>
        </table:table-row>
        <table:table-row table:style-name="ro2">
          <table:table-cell/>
          <table:table-cell table:formula="of:=[.$A$1]/[.C26]" office:value-type="float" office:value="296.021169354839" calcext:value-type="float">
            <text:p>296,02</text:p>
          </table:table-cell>
          <table:table-cell table:style-name="ce20" office:value-type="float" office:value="4.22267097560726" calcext:value-type="float">
            <text:p>4,22</text:p>
          </table:table-cell>
        </table:table-row>
        <table:table-row table:style-name="ro2">
          <table:table-cell/>
          <table:table-cell table:formula="of:=[.$A$1]/[.C27]" office:value-type="float" office:value="287.387012987013" calcext:value-type="float">
            <text:p>287,39</text:p>
          </table:table-cell>
          <table:table-cell table:style-name="ce20" office:value-type="float" office:value="4.34953544701927" calcext:value-type="float">
            <text:p>4,35</text:p>
          </table:table-cell>
        </table:table-row>
        <table:table-row table:style-name="ro2">
          <table:table-cell/>
          <table:table-cell table:formula="of:=[.$A$1]/[.C28]" office:value-type="float" office:value="285.298717948718" calcext:value-type="float">
            <text:p>285,30</text:p>
          </table:table-cell>
          <table:table-cell table:style-name="ce20" office:value-type="float" office:value="4.38137265034849" calcext:value-type="float">
            <text:p>4,38</text:p>
          </table:table-cell>
        </table:table-row>
        <table:table-row table:style-name="ro2">
          <table:table-cell/>
          <table:table-cell table:formula="of:=[.$A$1]/[.C29]" office:value-type="float" office:value="279.22625" calcext:value-type="float">
            <text:p>279,23</text:p>
          </table:table-cell>
          <table:table-cell table:style-name="ce20" office:value-type="float" office:value="4.47665647481209" calcext:value-type="float">
            <text:p>4,48</text:p>
          </table:table-cell>
        </table:table-row>
        <table:table-row table:style-name="ro2">
          <table:table-cell/>
          <table:table-cell table:formula="of:=[.$A$1]/[.C30]" office:value-type="float" office:value="286.576424870466" calcext:value-type="float">
            <text:p>286,58</text:p>
          </table:table-cell>
          <table:table-cell table:style-name="ce20" office:value-type="float" office:value="4.36183820970272" calcext:value-type="float">
            <text:p>4,36</text:p>
          </table:table-cell>
        </table:table-row>
        <table:table-row table:style-name="ro2">
          <table:table-cell/>
          <table:table-cell table:formula="of:=[.$A$1]/[.C31]" office:value-type="float" office:value="294.80787037037" calcext:value-type="float">
            <text:p>294,81</text:p>
          </table:table-cell>
          <table:table-cell table:style-name="ce20" office:value-type="float" office:value="4.24004962428449" calcext:value-type="float">
            <text:p>4,24</text:p>
          </table:table-cell>
        </table:table-row>
        <table:table-row table:style-name="ro2">
          <table:table-cell/>
          <table:table-cell table:formula="of:=[.$A$1]/[.C32]" office:value-type="float" office:value="279.075870646766" calcext:value-type="float">
            <text:p>279,08</text:p>
          </table:table-cell>
          <table:table-cell table:style-name="ce20" office:value-type="float" office:value="4.47906871025105" calcext:value-type="float">
            <text:p>4,48</text:p>
          </table:table-cell>
        </table:table-row>
        <table:table-row table:style-name="ro2">
          <table:table-cell/>
          <table:table-cell table:formula="of:=[.$A$1]/[.C33]" office:value-type="float" office:value="275.242415048544" calcext:value-type="float">
            <text:p>275,24</text:p>
          </table:table-cell>
          <table:table-cell table:style-name="ce20" office:value-type="float" office:value="4.54145121412171" calcext:value-type="float">
            <text:p>4,54</text:p>
          </table:table-cell>
        </table:table-row>
        <table:table-row table:style-name="ro2">
          <table:table-cell/>
          <table:table-cell table:formula="of:=[.$A$1]/[.C34]" office:value-type="float" office:value="276.227078239609" calcext:value-type="float">
            <text:p>276,23</text:p>
          </table:table-cell>
          <table:table-cell table:style-name="ce20" office:value-type="float" office:value="4.52526236010688" calcext:value-type="float">
            <text:p>4,53</text:p>
          </table:table-cell>
        </table:table-row>
        <table:table-row table:style-name="ro2">
          <table:table-cell/>
          <table:table-cell table:formula="of:=[.$A$1]/[.C35]" office:value-type="float" office:value="272.531927710843" calcext:value-type="float">
            <text:p>272,53</text:p>
          </table:table-cell>
          <table:table-cell table:style-name="ce20" office:value-type="float" office:value="4.58661856795821" calcext:value-type="float">
            <text:p>4,59</text:p>
          </table:table-cell>
        </table:table-row>
        <table:table-row table:style-name="ro2">
          <table:table-cell/>
          <table:table-cell table:formula="of:=[.$A$1]/[.C36]" office:value-type="float" office:value="273.74300486618" calcext:value-type="float">
            <text:p>273,74</text:p>
          </table:table-cell>
          <table:table-cell table:style-name="ce20" office:value-type="float" office:value="4.56632672901017" calcext:value-type="float">
            <text:p>4,57</text:p>
          </table:table-cell>
        </table:table-row>
        <table:table-row table:style-name="ro2">
          <table:table-cell/>
          <table:table-cell table:formula="of:=[.$A$1]/[.C37]" office:value-type="float" office:value="271.400301204819" calcext:value-type="float">
            <text:p>271,40</text:p>
          </table:table-cell>
          <table:table-cell table:style-name="ce20" office:value-type="float" office:value="4.60574286193093" calcext:value-type="float">
            <text:p>4,61</text:p>
          </table:table-cell>
        </table:table-row>
        <table:table-row table:style-name="ro2">
          <table:table-cell/>
          <table:table-cell table:formula="of:=[.$A$1]/[.C38]" office:value-type="float" office:value="263.841301843318" calcext:value-type="float">
            <text:p>263,84</text:p>
          </table:table-cell>
          <table:table-cell table:style-name="ce20" office:value-type="float" office:value="4.73769645338663" calcext:value-type="float">
            <text:p>4,74</text:p>
          </table:table-cell>
        </table:table-row>
        <table:table-row table:style-name="ro2">
          <table:table-cell/>
          <table:table-cell table:formula="of:=[.$A$1]/[.C39]" office:value-type="float" office:value="231.777151639344" calcext:value-type="float">
            <text:p>231,78</text:p>
          </table:table-cell>
          <table:table-cell table:style-name="ce20" office:value-type="float" office:value="5.39311140532548" calcext:value-type="float">
            <text:p>5,39</text:p>
          </table:table-cell>
        </table:table-row>
        <table:table-row table:style-name="ro2">
          <table:table-cell/>
          <table:table-cell table:formula="of:=[.$A$1]/[.C40]" office:value-type="float" office:value="215.811679174484" calcext:value-type="float">
            <text:p>215,81</text:p>
          </table:table-cell>
          <table:table-cell table:style-name="ce20" office:value-type="float" office:value="5.79208690086403" calcext:value-type="float">
            <text:p>5,79</text:p>
          </table:table-cell>
        </table:table-row>
        <table:table-row table:style-name="ro2">
          <table:table-cell/>
          <table:table-cell table:formula="of:=[.$A$1]/[.C41]" office:value-type="float" office:value="202.704122340426" calcext:value-type="float">
            <text:p>202,70</text:p>
          </table:table-cell>
          <table:table-cell table:style-name="ce20" office:value-type="float" office:value="6.16662347843486" calcext:value-type="float">
            <text:p>6,17</text:p>
          </table:table-cell>
        </table:table-row>
        <table:table-row table:style-name="ro2">
          <table:table-cell/>
          <table:table-cell table:formula="of:=[.$A$1]/[.C42]" office:value-type="float" office:value="213.602403846154" calcext:value-type="float">
            <text:p>213,60</text:p>
          </table:table-cell>
          <table:table-cell table:style-name="ce20" office:value-type="float" office:value="5.85199406697832" calcext:value-type="float">
            <text:p>5,85</text:p>
          </table:table-cell>
        </table:table-row>
        <table:table-row table:style-name="ro2">
          <table:table-cell/>
          <table:table-cell table:formula="of:=[.$A$1]/[.C43]" office:value-type="float" office:value="206.681107954545" calcext:value-type="float">
            <text:p>206,68</text:p>
          </table:table-cell>
          <table:table-cell table:style-name="ce20" office:value-type="float" office:value="6.04796448195404" calcext:value-type="float">
            <text:p>6,05</text:p>
          </table:table-cell>
        </table:table-row>
        <table:table-row table:style-name="ro2">
          <table:table-cell/>
          <table:table-cell table:formula="of:=[.$A$1]/[.C44]" office:value-type="float" office:value="193.520833333333" calcext:value-type="float">
            <text:p>193,52</text:p>
          </table:table-cell>
          <table:table-cell table:style-name="ce20" office:value-type="float" office:value="6.45925287975024" calcext:value-type="float">
            <text:p>6,46</text:p>
          </table:table-cell>
        </table:table-row>
        <table:table-row table:style-name="ro2">
          <table:table-cell/>
          <table:table-cell table:formula="of:=[.$A$1]/[.C45]" office:value-type="float" office:value="196.383564814815" calcext:value-type="float">
            <text:p>196,38</text:p>
          </table:table-cell>
          <table:table-cell table:style-name="ce20" office:value-type="float" office:value="6.36509476329509" calcext:value-type="float">
            <text:p>6,37</text:p>
          </table:table-cell>
        </table:table-row>
        <table:table-row table:style-name="ro2">
          <table:table-cell/>
          <table:table-cell table:formula="of:=[.$A$1]/[.C46]" office:value-type="float" office:value="188.628552397869" calcext:value-type="float">
            <text:p>188,63</text:p>
          </table:table-cell>
          <table:table-cell table:style-name="ce20" office:value-type="float" office:value="6.62678043228266" calcext:value-type="float">
            <text:p>6,63</text:p>
          </table:table-cell>
        </table:table-row>
        <table:table-row table:style-name="ro2">
          <table:table-cell/>
          <table:table-cell table:formula="of:=[.$A$1]/[.C47]" office:value-type="float" office:value="194.784363468635" calcext:value-type="float">
            <text:p>194,78</text:p>
          </table:table-cell>
          <table:table-cell table:style-name="ce20" office:value-type="float" office:value="6.41735290112896" calcext:value-type="float">
            <text:p>6,42</text:p>
          </table:table-cell>
        </table:table-row>
        <table:table-row table:style-name="ro2">
          <table:table-cell/>
          <table:table-cell table:formula="of:=[.$A$1]/[.C48]" office:value-type="float" office:value="199.73516536965" calcext:value-type="float">
            <text:p>199,74</text:p>
          </table:table-cell>
          <table:table-cell table:style-name="ce20" office:value-type="float" office:value="6.2582870556951" calcext:value-type="float">
            <text:p>6,26</text:p>
          </table:table-cell>
        </table:table-row>
        <table:table-row table:style-name="ro2">
          <table:table-cell/>
          <table:table-cell table:formula="of:=[.$A$1]/[.C49]" office:value-type="float" office:value="191.733675373134" calcext:value-type="float">
            <text:p>191,73</text:p>
          </table:table-cell>
          <table:table-cell table:style-name="ce20" office:value-type="float" office:value="6.51945985788551" calcext:value-type="float">
            <text:p>6,52</text:p>
          </table:table-cell>
        </table:table-row>
        <table:table-row table:style-name="ro2">
          <table:table-cell/>
          <table:table-cell table:formula="of:=[.$A$1]/[.C50]" office:value-type="float" office:value="190.695110701107" calcext:value-type="float">
            <text:p>190,70</text:p>
          </table:table-cell>
          <table:table-cell table:style-name="ce20" office:value-type="float" office:value="6.55496617298822" calcext:value-type="float">
            <text:p>6,55</text:p>
          </table:table-cell>
        </table:table-row>
        <table:table-row table:style-name="ro2">
          <table:table-cell/>
          <table:table-cell table:formula="of:=[.$A$1]/[.C51]" office:value-type="float" office:value="185.876327433628" calcext:value-type="float">
            <text:p>185,88</text:p>
          </table:table-cell>
          <table:table-cell table:style-name="ce20" office:value-type="float" office:value="6.72490153672927" calcext:value-type="float">
            <text:p>6,72</text:p>
          </table:table-cell>
        </table:table-row>
        <table:table-row table:style-name="ro2">
          <table:table-cell/>
          <table:table-cell table:formula="of:=[.$A$1]/[.C52]" office:value-type="float" office:value="187.900179856115" calcext:value-type="float">
            <text:p>187,90</text:p>
          </table:table-cell>
          <table:table-cell table:style-name="ce20" office:value-type="float" office:value="6.65246835291584" calcext:value-type="float">
            <text:p>6,65</text:p>
          </table:table-cell>
        </table:table-row>
        <table:table-row table:style-name="ro2">
          <table:table-cell/>
          <table:table-cell table:formula="of:=[.$A$1]/[.C53]" office:value-type="float" office:value="194.543950850662" calcext:value-type="float">
            <text:p>194,54</text:p>
          </table:table-cell>
          <table:table-cell table:style-name="ce20" office:value-type="float" office:value="6.4252833076241" calcext:value-type="float">
            <text:p>6,43</text:p>
          </table:table-cell>
        </table:table-row>
        <table:table-row table:style-name="ro2">
          <table:table-cell/>
          <table:table-cell table:formula="of:=[.$A$1]/[.C54]" office:value-type="float" office:value="206.439115308151" calcext:value-type="float">
            <text:p>206,44</text:p>
          </table:table-cell>
          <table:table-cell table:style-name="ce20" office:value-type="float" office:value="6.05505404406587" calcext:value-type="float">
            <text:p>6,06</text:p>
          </table:table-cell>
        </table:table-row>
        <table:table-row table:style-name="ro2">
          <table:table-cell/>
          <table:table-cell table:formula="of:=[.$A$1]/[.C55]" office:value-type="float" office:value="204.855862403101" calcext:value-type="float">
            <text:p>204,86</text:p>
          </table:table-cell>
          <table:table-cell table:style-name="ce20" office:value-type="float" office:value="6.10185124963785" calcext:value-type="float">
            <text:p>6,10</text:p>
          </table:table-cell>
        </table:table-row>
        <table:table-row table:style-name="ro2">
          <table:table-cell/>
          <table:table-cell table:formula="of:=[.$A$1]/[.C56]" office:value-type="float" office:value="202.29" calcext:value-type="float">
            <text:p>202,29</text:p>
          </table:table-cell>
          <table:table-cell table:style-name="ce20" office:value-type="float" office:value="6.17924761481042" calcext:value-type="float">
            <text:p>6,18</text:p>
          </table:table-cell>
        </table:table-row>
        <table:table-row table:style-name="ro2">
          <table:table-cell/>
          <table:table-cell table:formula="of:=[.$A$1]/[.C57]" office:value-type="float" office:value="201.088541666667" calcext:value-type="float">
            <text:p>201,09</text:p>
          </table:table-cell>
          <table:table-cell table:style-name="ce20" office:value-type="float" office:value="6.21616721489808" calcext:value-type="float">
            <text:p>6,22</text:p>
          </table:table-cell>
        </table:table-row>
        <table:table-row table:style-name="ro2">
          <table:table-cell/>
          <table:table-cell table:formula="of:=[.$A$1]/[.C58]" office:value-type="float" office:value="194.564079422383" calcext:value-type="float">
            <text:p>194,56</text:p>
          </table:table-cell>
          <table:table-cell table:style-name="ce20" office:value-type="float" office:value="6.42461858175965" calcext:value-type="float">
            <text:p>6,42</text:p>
          </table:table-cell>
        </table:table-row>
        <table:table-row table:style-name="ro2">
          <table:table-cell/>
          <table:table-cell table:formula="of:=[.$A$1]/[.C59]" office:value-type="float" office:value="197.308902877698" calcext:value-type="float">
            <text:p>197,31</text:p>
          </table:table-cell>
          <table:table-cell table:style-name="ce20" office:value-type="float" office:value="6.33524378154803" calcext:value-type="float">
            <text:p>6,34</text:p>
          </table:table-cell>
        </table:table-row>
        <table:table-row table:style-name="ro2">
          <table:table-cell/>
          <table:table-cell table:formula="of:=[.$A$1]/[.C60]" office:value-type="float" office:value="195.719469026549" calcext:value-type="float">
            <text:p>195,72</text:p>
          </table:table-cell>
          <table:table-cell table:style-name="ce20" office:value-type="float" office:value="6.38669216821982" calcext:value-type="float">
            <text:p>6,39</text:p>
          </table:table-cell>
        </table:table-row>
        <table:table-row table:style-name="ro2">
          <table:table-cell/>
          <table:table-cell table:formula="of:=[.$A$1]/[.C61]" office:value-type="float" office:value="199.655515370705" calcext:value-type="float">
            <text:p>199,66</text:p>
          </table:table-cell>
          <table:table-cell table:style-name="ce20" office:value-type="float" office:value="6.26078371879231" calcext:value-type="float">
            <text:p>6,26</text:p>
          </table:table-cell>
        </table:table-row>
        <table:table-row table:style-name="ro2">
          <table:table-cell/>
          <table:table-cell table:formula="of:=[.$A$1]/[.C62]" office:value-type="float" office:value="211.837980769231" calcext:value-type="float">
            <text:p>211,84</text:p>
          </table:table-cell>
          <table:table-cell table:style-name="ce20" office:value-type="float" office:value="5.90073600334072" calcext:value-type="float">
            <text:p>5,90</text:p>
          </table:table-cell>
        </table:table-row>
        <table:table-row table:style-name="ro2">
          <table:table-cell/>
          <table:table-cell table:formula="of:=[.$A$1]/[.C63]" office:value-type="float" office:value="228.510563380282" calcext:value-type="float">
            <text:p>228,51</text:p>
          </table:table-cell>
          <table:table-cell table:style-name="ce20" office:value-type="float" office:value="5.47020663512951" calcext:value-type="float">
            <text:p>5,47</text:p>
          </table:table-cell>
        </table:table-row>
        <table:table-row table:style-name="ro2">
          <table:table-cell/>
          <table:table-cell table:formula="of:=[.$A$1]/[.C64]" office:value-type="float" office:value="243.009716386555" calcext:value-type="float">
            <text:p>243,01</text:p>
          </table:table-cell>
          <table:table-cell table:style-name="ce20" office:value-type="float" office:value="5.14382724521035" calcext:value-type="float">
            <text:p>5,14</text:p>
          </table:table-cell>
        </table:table-row>
        <table:table-row table:style-name="ro2">
          <table:table-cell/>
          <table:table-cell table:formula="of:=[.$A$1]/[.C65]" office:value-type="float" office:value="238.881565656566" calcext:value-type="float">
            <text:p>238,88</text:p>
          </table:table-cell>
          <table:table-cell table:style-name="ce20" office:value-type="float" office:value="5.23271855056868" calcext:value-type="float">
            <text:p>5,23</text:p>
          </table:table-cell>
        </table:table-row>
        <table:table-row table:style-name="ro2">
          <table:table-cell/>
          <table:table-cell table:formula="of:=[.$A$1]/[.C66]" office:value-type="float" office:value="234.260891089109" calcext:value-type="float">
            <text:p>234,26</text:p>
          </table:table-cell>
          <table:table-cell table:style-name="ce20" office:value-type="float" office:value="5.33593120980882" calcext:value-type="float">
            <text:p>5,34</text:p>
          </table:table-cell>
        </table:table-row>
        <table:table-row table:style-name="ro2">
          <table:table-cell/>
          <table:table-cell table:formula="of:=[.$A$1]/[.C67]" office:value-type="float" office:value="228.426210428305" calcext:value-type="float">
            <text:p>228,43</text:p>
          </table:table-cell>
          <table:table-cell table:style-name="ce20" office:value-type="float" office:value="5.47222666635416" calcext:value-type="float">
            <text:p>5,47</text:p>
          </table:table-cell>
        </table:table-row>
        <table:table-row table:style-name="ro2">
          <table:table-cell/>
          <table:table-cell table:formula="of:=[.$A$1]/[.C68]" office:value-type="float" office:value="240.38156614786" calcext:value-type="float">
            <text:p>240,38</text:p>
          </table:table-cell>
          <table:table-cell table:style-name="ce20" office:value-type="float" office:value="5.20006596192621" calcext:value-type="float">
            <text:p>5,20</text:p>
          </table:table-cell>
        </table:table-row>
        <table:table-row table:style-name="ro2">
          <table:table-cell/>
          <table:table-cell table:formula="of:=[.$A$1]/[.C69]" office:value-type="float" office:value="240.688692748092" calcext:value-type="float">
            <text:p>240,69</text:p>
          </table:table-cell>
          <table:table-cell table:style-name="ce20" office:value-type="float" office:value="5.19343050862912" calcext:value-type="float">
            <text:p>5,19</text:p>
          </table:table-cell>
        </table:table-row>
        <table:table-row table:style-name="ro2">
          <table:table-cell/>
          <table:table-cell table:formula="of:=[.$A$1]/[.C70]" office:value-type="float" office:value="242.155476190476" calcext:value-type="float">
            <text:p>242,16</text:p>
          </table:table-cell>
          <table:table-cell table:style-name="ce20" office:value-type="float" office:value="5.16197287653642" calcext:value-type="float">
            <text:p>5,16</text:p>
          </table:table-cell>
        </table:table-row>
        <table:table-row table:style-name="ro2">
          <table:table-cell/>
          <table:table-cell table:formula="of:=[.$A$1]/[.C71]" office:value-type="float" office:value="232.056214421252" calcext:value-type="float">
            <text:p>232,06</text:p>
          </table:table-cell>
          <table:table-cell table:style-name="ce20" office:value-type="float" office:value="5.38662583597469" calcext:value-type="float">
            <text:p>5,39</text:p>
          </table:table-cell>
        </table:table-row>
        <table:table-row table:style-name="ro2">
          <table:table-cell/>
          <table:table-cell table:formula="of:=[.$A$1]/[.C72]" office:value-type="float" office:value="225.216364503817" calcext:value-type="float">
            <text:p>225,22</text:p>
          </table:table-cell>
          <table:table-cell table:style-name="ce20" office:value-type="float" office:value="5.55021835448736" calcext:value-type="float">
            <text:p>5,55</text:p>
          </table:table-cell>
        </table:table-row>
        <table:table-row table:style-name="ro2">
          <table:table-cell/>
          <table:table-cell table:formula="of:=[.$A$1]/[.C73]" office:value-type="float" office:value="223.214285714286" calcext:value-type="float">
            <text:p>223,21</text:p>
          </table:table-cell>
          <table:table-cell table:style-name="ce20" office:value-type="float" office:value="5.6" calcext:value-type="float">
            <text:p>5,60</text:p>
          </table:table-cell>
        </table:table-row>
        <table:table-row table:style-name="ro2" table:number-rows-repeated="104850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B1:Sheet2.C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47:25.497668719</meta:creation-date>
    <meta:generator>LibreOffice/7.4.3.2$Linux_X86_64 LibreOffice_project/40$Build-2</meta:generator>
    <dc:date>2023-01-16T19:11:33.753672297</dc:date>
    <meta:editing-duration>PT2H51M42S</meta:editing-duration>
    <meta:editing-cycles>9</meta:editing-cycles>
    <meta:document-statistic meta:table-count="2" meta:cell-count="675" meta:object-count="0"/>
  </office:meta>
</office:document-meta>
</file>